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MT" svg:font-family="SymbolMT, 'MS Mincho'"/>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Nimbus Mono L" svg:font-family="'Nimbus Mono L'" style:font-family-generic="modern" style:font-pitch="fixed"/>
    <style:font-face style:name="Abyssinica SIL" svg:font-family="'Abyssinica SIL'" style:font-pitch="variable"/>
    <style:font-face style:name="Sawasdee" svg:font-family="Sawasdee" style:font-pitch="variable"/>
    <style:font-face style:name="Bitstream Charter" svg:font-family="'Bitstream Charter'" style:font-family-generic="roman" style:font-pitch="variable"/>
    <style:font-face style:name="Cambria Math" svg:font-family="'Cambria Math'"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use-window-font-color="true" style:font-name="DejaVu Sans Light" fo:font-size="9pt" style:font-size-asian="9pt" style:font-size-complex="9pt"/>
    </style:style>
    <style:style style:name="P2" style:family="paragraph" style:parent-style-name="Standard">
      <style:paragraph-properties fo:line-height="115%"/>
      <style:text-properties style:use-window-font-color="true" style:font-name="DejaVu Sans Light" fo:font-size="9pt" officeooo:paragraph-rsid="001241b0" style:font-size-asian="9pt" style:font-size-complex="9pt"/>
    </style:style>
    <style:style style:name="P3" style:family="paragraph" style:parent-style-name="Standard">
      <style:paragraph-properties fo:line-height="115%"/>
      <style:text-properties style:use-window-font-color="true" style:font-name="DejaVu Sans Light" fo:font-size="9pt" officeooo:paragraph-rsid="0024d05a" style:font-size-asian="9pt" style:font-size-complex="9pt"/>
    </style:style>
    <style:style style:name="P4" style:family="paragraph" style:parent-style-name="Standard">
      <style:paragraph-properties fo:line-height="115%" style:text-autospace="none"/>
      <style:text-properties style:use-window-font-color="true" style:font-name="DejaVu Sans Light" fo:font-size="9pt" style:font-size-asian="9pt" style:font-size-complex="9pt"/>
    </style:style>
    <style:style style:name="P5" style:family="paragraph" style:parent-style-name="Standard">
      <style:paragraph-properties fo:line-height="115%" style:text-autospace="none"/>
      <style:text-properties style:use-window-font-color="true" style:font-name="DejaVu Sans Light" fo:font-size="9pt" officeooo:paragraph-rsid="001241b0" style:font-size-asian="9pt" style:font-size-complex="9pt"/>
    </style:style>
    <style:style style:name="P6" style:family="paragraph" style:parent-style-name="Standard">
      <style:paragraph-properties fo:line-height="115%" style:text-autospace="none"/>
      <style:text-properties style:use-window-font-color="true" style:font-name="DejaVu Sans Light" fo:font-size="9pt" officeooo:paragraph-rsid="0016b603" style:font-size-asian="9pt" style:font-size-complex="9pt"/>
    </style:style>
    <style:style style:name="P7" style:family="paragraph" style:parent-style-name="Standard">
      <style:paragraph-properties fo:line-height="115%" style:text-autospace="none"/>
      <style:text-properties style:use-window-font-color="true" style:font-name="DejaVu Sans Light" fo:font-size="9pt" officeooo:paragraph-rsid="001862c6" style:font-size-asian="9pt" style:font-size-complex="9pt"/>
    </style:style>
    <style:style style:name="P8" style:family="paragraph" style:parent-style-name="Standard">
      <style:paragraph-properties fo:line-height="115%" style:text-autospace="none"/>
      <style:text-properties style:use-window-font-color="true" style:font-name="DejaVu Sans Light" fo:font-size="9pt" officeooo:paragraph-rsid="0018a070" style:font-size-asian="9pt" style:font-size-complex="9pt"/>
    </style:style>
    <style:style style:name="P9" style:family="paragraph" style:parent-style-name="Standard">
      <style:paragraph-properties fo:line-height="115%" style:text-autospace="none"/>
      <style:text-properties style:use-window-font-color="true" style:font-name="DejaVu Sans Light" fo:font-size="9pt" officeooo:paragraph-rsid="0035e568" style:font-size-asian="9pt" style:font-size-complex="9pt"/>
    </style:style>
    <style:style style:name="P10" style:family="paragraph" style:parent-style-name="Standard">
      <style:paragraph-properties fo:line-height="115%" style:text-autospace="none"/>
      <style:text-properties style:use-window-font-color="true" style:font-name="DejaVu Sans Light" fo:font-size="9pt" officeooo:paragraph-rsid="001b8430" style:font-size-asian="9pt" style:font-size-complex="9pt"/>
    </style:style>
    <style:style style:name="P11" style:family="paragraph" style:parent-style-name="Standard">
      <style:paragraph-properties fo:line-height="115%"/>
      <style:text-properties style:use-window-font-color="true" style:font-name="DejaVu Sans Light" fo:font-size="9pt" officeooo:paragraph-rsid="0015096e" style:font-size-asian="9pt" style:font-size-complex="9pt"/>
    </style:style>
    <style:style style:name="P12" style:family="paragraph" style:parent-style-name="Standard">
      <style:paragraph-properties fo:line-height="115%"/>
      <style:text-properties style:use-window-font-color="true" style:font-name="DejaVu Sans Light" fo:font-size="9pt" officeooo:paragraph-rsid="0016b603" style:font-size-asian="9pt" style:font-size-complex="9pt"/>
    </style:style>
    <style:style style:name="P13" style:family="paragraph" style:parent-style-name="Standard">
      <style:paragraph-properties fo:line-height="115%"/>
      <style:text-properties style:use-window-font-color="true" style:font-name="DejaVu Sans Light" fo:font-size="9pt" officeooo:paragraph-rsid="001a4af2" style:font-size-asian="9pt" style:font-size-complex="9pt"/>
    </style:style>
    <style:style style:name="P14" style:family="paragraph" style:parent-style-name="Standard">
      <style:paragraph-properties fo:line-height="115%"/>
      <style:text-properties style:use-window-font-color="true" style:font-name="DejaVu Sans Light" fo:font-size="9pt" officeooo:paragraph-rsid="001bcff7" style:font-size-asian="9pt" style:font-size-complex="9pt"/>
    </style:style>
    <style:style style:name="P15" style:family="paragraph" style:parent-style-name="Standard">
      <style:paragraph-properties fo:line-height="115%"/>
      <style:text-properties style:use-window-font-color="true" style:font-name="DejaVu Sans Light" fo:font-size="9pt" officeooo:paragraph-rsid="001862c6" style:font-size-asian="9pt" style:font-size-complex="9pt" style:font-weight-complex="bold"/>
    </style:style>
    <style:style style:name="P16" style:family="paragraph" style:parent-style-name="Standard">
      <style:paragraph-properties fo:line-height="115%"/>
      <style:text-properties style:use-window-font-color="true" style:font-name="DejaVu Sans Light" fo:font-size="9pt" fo:background-color="#ccf4c6" style:font-size-asian="9pt" style:font-size-complex="9pt"/>
    </style:style>
    <style:style style:name="P17" style:family="paragraph" style:parent-style-name="Standard">
      <style:paragraph-properties fo:line-height="115%"/>
      <style:text-properties style:use-window-font-color="true" style:font-name="DejaVu Sans Light" fo:font-size="9pt" officeooo:paragraph-rsid="001241b0" fo:background-color="#ccf4c6" style:font-size-asian="9pt" style:font-size-complex="9pt"/>
    </style:style>
    <style:style style:name="P18" style:family="paragraph" style:parent-style-name="Standard">
      <style:paragraph-properties fo:line-height="115%" style:text-autospace="none"/>
      <style:text-properties style:use-window-font-color="true" style:font-name="DejaVu Sans Light" fo:font-size="9pt" fo:background-color="#ccf4c6" style:font-size-asian="9pt" style:font-size-complex="9pt"/>
    </style:style>
    <style:style style:name="P19" style:family="paragraph" style:parent-style-name="Standard">
      <style:paragraph-properties fo:line-height="115%" style:text-autospace="none"/>
      <style:text-properties style:use-window-font-color="true" style:font-name="DejaVu Sans Light" fo:font-size="9pt" officeooo:paragraph-rsid="0018a070" fo:background-color="#ccf4c6" style:font-size-asian="9pt" style:font-size-complex="9pt"/>
    </style:style>
    <style:style style:name="P20" style:family="paragraph" style:parent-style-name="Standard">
      <style:paragraph-properties fo:line-height="115%"/>
      <style:text-properties style:use-window-font-color="true" style:font-name="DejaVu Sans Light" fo:font-size="9pt" officeooo:paragraph-rsid="0016b603" fo:background-color="#ccf4c6" style:font-size-asian="9pt" style:font-size-complex="9pt"/>
    </style:style>
    <style:style style:name="P21" style:family="paragraph" style:parent-style-name="Standard">
      <style:paragraph-properties fo:line-height="115%"/>
      <style:text-properties style:use-window-font-color="true" style:font-name="DejaVu Sans Light" fo:font-size="9pt" officeooo:paragraph-rsid="001b8430" fo:background-color="#ccf4c6" style:font-size-asian="9pt" style:font-size-complex="9pt"/>
    </style:style>
    <style:style style:name="P22" style:family="paragraph" style:parent-style-name="Standard">
      <style:paragraph-properties fo:line-height="115%"/>
      <style:text-properties style:use-window-font-color="true" style:font-name="DejaVu Sans Light" fo:font-size="9pt" officeooo:paragraph-rsid="001bcff7" fo:background-color="#ccf4c6" style:font-size-asian="9pt" style:font-size-complex="9pt"/>
    </style:style>
    <style:style style:name="P23" style:family="paragraph" style:parent-style-name="Standard">
      <style:paragraph-properties fo:line-height="115%"/>
      <style:text-properties style:use-window-font-color="true" style:font-name="DejaVu Sans Light" fo:font-size="9pt" fo:font-weight="bold" style:font-size-asian="9pt" style:font-weight-asian="bold" style:font-size-complex="9pt" style:font-weight-complex="bold"/>
    </style:style>
    <style:style style:name="P24" style:family="paragraph" style:parent-style-name="Standard">
      <style:paragraph-properties fo:line-height="115%"/>
      <style:text-properties style:use-window-font-color="true" style:font-name="DejaVu Sans Light" fo:font-size="9pt" fo:font-weight="bold" officeooo:paragraph-rsid="001862c6" style:font-size-asian="9pt" style:font-weight-asian="bold" style:font-size-complex="9pt" style:font-weight-complex="bold"/>
    </style:style>
    <style:style style:name="P25" style:family="paragraph" style:parent-style-name="Standard">
      <style:paragraph-properties fo:line-height="115%" style:text-autospace="none"/>
      <style:text-properties style:use-window-font-color="true" style:font-name="DejaVu Sans Light" fo:font-size="9pt" fo:font-weight="bold" style:font-size-asian="9pt" style:font-weight-asian="bold" style:font-size-complex="9pt" style:font-weight-complex="bold"/>
    </style:style>
    <style:style style:name="P26" style:family="paragraph" style:parent-style-name="Standard">
      <style:paragraph-properties fo:line-height="115%" style:text-autospace="none"/>
      <style:text-properties style:use-window-font-color="true" style:font-name="DejaVu Sans Light" fo:font-size="9pt" fo:font-weight="bold" officeooo:paragraph-rsid="001862c6" style:font-size-asian="9pt" style:font-weight-asian="bold" style:font-size-complex="9pt" style:font-weight-complex="bold"/>
    </style:style>
    <style:style style:name="P27" style:family="paragraph" style:parent-style-name="Standard">
      <style:paragraph-properties fo:line-height="115%"/>
      <style:text-properties style:use-window-font-color="true" style:font-name="DejaVu Sans Light" fo:font-size="9pt" fo:font-weight="bold" style:font-size-asian="9pt" style:font-weight-asian="bold" style:font-size-complex="9pt"/>
    </style:style>
    <style:style style:name="P28" style:family="paragraph" style:parent-style-name="Standard">
      <style:paragraph-properties fo:line-height="115%"/>
      <style:text-properties style:use-window-font-color="true" style:font-name="DejaVu Sans Light" fo:font-size="9pt" fo:font-weight="bold" officeooo:paragraph-rsid="001b8430" fo:background-color="#f09e6f" style:font-size-asian="9pt" style:font-weight-asian="bold" style:font-size-complex="9pt"/>
    </style:style>
    <style:style style:name="P29" style:family="paragraph" style:parent-style-name="Standard">
      <style:paragraph-properties fo:line-height="115%"/>
      <style:text-properties style:use-window-font-color="true" style:font-name="DejaVu Sans Light" fo:font-size="9pt" fo:background-color="transparent" style:font-size-asian="9pt" style:font-size-complex="9pt"/>
    </style:style>
    <style:style style:name="P30" style:family="paragraph" style:parent-style-name="Standard">
      <style:paragraph-properties fo:line-height="115%"/>
      <style:text-properties style:use-window-font-color="true" style:font-name="DejaVu Sans Light" fo:font-size="9pt" fo:background-color="#63bbee" style:font-size-asian="9pt" style:font-size-complex="9pt"/>
    </style:style>
    <style:style style:name="P31" style:family="paragraph" style:parent-style-name="Standard">
      <style:paragraph-properties fo:line-height="115%"/>
      <style:text-properties style:use-window-font-color="true" style:font-name="DejaVu Sans Light" fo:font-size="9pt" officeooo:paragraph-rsid="0016b603" fo:background-color="#63bbee" style:font-size-asian="9pt" style:font-size-complex="9pt"/>
    </style:style>
    <style:style style:name="P32" style:family="paragraph" style:parent-style-name="Standard">
      <style:paragraph-properties fo:line-height="115%" style:text-autospace="none"/>
      <style:text-properties style:use-window-font-color="true" style:font-name="DejaVu Sans Light" fo:font-size="9pt" fo:background-color="#63bbee" style:font-name-asian="Calibri" style:font-size-asian="9pt" style:font-size-complex="9pt"/>
    </style:style>
    <style:style style:name="P33" style:family="paragraph" style:parent-style-name="Standard">
      <style:paragraph-properties fo:line-height="115%"/>
      <style:text-properties style:use-window-font-color="true" style:font-name="DejaVu Sans Light" fo:font-size="9pt" fo:background-color="#f5cd53" style:font-size-asian="9pt" style:font-size-complex="9pt"/>
    </style:style>
    <style:style style:name="P34" style:family="paragraph" style:parent-style-name="Standard">
      <style:paragraph-properties fo:line-height="115%"/>
      <style:text-properties style:use-window-font-color="true" style:font-name="DejaVu Sans Light" fo:font-size="9pt" officeooo:paragraph-rsid="001241b0" fo:background-color="#f5cd53" style:font-size-asian="9pt" style:font-size-complex="9pt"/>
    </style:style>
    <style:style style:name="P35" style:family="paragraph" style:parent-style-name="Standard">
      <style:paragraph-properties fo:line-height="115%"/>
      <style:text-properties style:use-window-font-color="true" style:font-name="DejaVu Sans Light" fo:font-size="9pt" officeooo:paragraph-rsid="0015096e" fo:background-color="#f5cd53" style:font-size-asian="9pt" style:font-size-complex="9pt"/>
    </style:style>
    <style:style style:name="P36" style:family="paragraph" style:parent-style-name="Standard">
      <style:paragraph-properties fo:line-height="115%"/>
      <style:text-properties style:use-window-font-color="true" style:font-name="DejaVu Sans Light" fo:font-size="9pt" officeooo:paragraph-rsid="0016b603" fo:background-color="#f5cd53" style:font-size-asian="9pt" style:font-size-complex="9pt"/>
    </style:style>
    <style:style style:name="P37" style:family="paragraph" style:parent-style-name="Standard">
      <style:paragraph-properties fo:line-height="115%" style:text-autospace="none"/>
      <style:text-properties style:use-window-font-color="true" style:font-name="DejaVu Sans Light" fo:font-size="9pt" officeooo:paragraph-rsid="0030eada" fo:background-color="#f5cd53" style:font-size-asian="9pt" style:font-size-complex="9pt"/>
    </style:style>
    <style:style style:name="P38" style:family="paragraph" style:parent-style-name="Standard">
      <style:paragraph-properties fo:line-height="115%" style:text-autospace="none"/>
      <style:text-properties style:use-window-font-color="true" style:font-name="DejaVu Sans Light" fo:font-size="9pt" officeooo:paragraph-rsid="0016b603" fo:background-color="#f5cd53" style:font-size-asian="9pt" style:font-size-complex="9pt"/>
    </style:style>
    <style:style style:name="P39" style:family="paragraph" style:parent-style-name="Standard">
      <style:paragraph-properties fo:line-height="115%" style:text-autospace="none"/>
      <style:text-properties style:use-window-font-color="true" style:font-name="DejaVu Sans Light" fo:font-size="9pt" officeooo:paragraph-rsid="0018a070" fo:background-color="#f5cd53" style:font-size-asian="9pt" style:font-size-complex="9pt"/>
    </style:style>
    <style:style style:name="P40" style:family="paragraph" style:parent-style-name="Standard">
      <style:paragraph-properties fo:line-height="115%"/>
      <style:text-properties style:use-window-font-color="true" style:font-name="DejaVu Sans Light" fo:font-size="9pt" fo:background-color="#f9cfb5" style:font-size-asian="9pt" style:font-size-complex="9pt"/>
    </style:style>
    <style:style style:name="P41" style:family="paragraph" style:parent-style-name="Standard">
      <style:paragraph-properties fo:line-height="115%"/>
      <style:text-properties style:use-window-font-color="true" style:font-name="DejaVu Sans Light" fo:font-size="9pt" officeooo:paragraph-rsid="0024d05a" fo:background-color="#f9cfb5" style:font-size-asian="9pt" style:font-size-complex="9pt"/>
    </style:style>
    <style:style style:name="P42" style:family="paragraph" style:parent-style-name="Standard">
      <style:paragraph-properties fo:line-height="115%"/>
      <style:text-properties style:use-window-font-color="true" style:font-name="DejaVu Sans Light" fo:font-size="9pt" officeooo:paragraph-rsid="001241b0" fo:background-color="#f9cfb5" style:font-size-asian="9pt" style:font-size-complex="9pt"/>
    </style:style>
    <style:style style:name="P43" style:family="paragraph" style:parent-style-name="Standard">
      <style:paragraph-properties fo:line-height="115%"/>
      <style:text-properties style:use-window-font-color="true" style:font-name="DejaVu Sans Light" fo:font-size="9pt" officeooo:paragraph-rsid="0016b603" fo:background-color="#f9cfb5" style:font-size-asian="9pt" style:font-size-complex="9pt"/>
    </style:style>
    <style:style style:name="P44" style:family="paragraph" style:parent-style-name="Standard">
      <style:paragraph-properties fo:line-height="115%"/>
      <style:text-properties style:use-window-font-color="true" style:font-name="DejaVu Sans Light" fo:font-size="9pt" officeooo:paragraph-rsid="001bcff7" fo:background-color="#f9cfb5" style:font-size-asian="9pt" style:font-size-complex="9pt"/>
    </style:style>
    <style:style style:name="P45" style:family="paragraph" style:parent-style-name="Standard">
      <style:paragraph-properties fo:line-height="115%"/>
      <style:text-properties style:use-window-font-color="true" style:font-name="DejaVu Sans Light" fo:font-size="9pt" fo:background-color="#f2cbf8" style:font-size-asian="9pt" style:font-size-complex="9pt"/>
    </style:style>
    <style:style style:name="P46" style:family="paragraph" style:parent-style-name="Standard">
      <style:paragraph-properties fo:line-height="115%"/>
      <style:text-properties style:use-window-font-color="true" style:font-name="DejaVu Sans Light" fo:font-size="9pt" officeooo:paragraph-rsid="001241b0" fo:background-color="#f2cbf8" style:font-size-asian="9pt" style:font-size-complex="9pt"/>
    </style:style>
    <style:style style:name="P47" style:family="paragraph" style:parent-style-name="Standard">
      <style:paragraph-properties fo:line-height="115%"/>
      <style:text-properties style:use-window-font-color="true" style:font-name="DejaVu Sans Light" fo:font-size="9pt" officeooo:paragraph-rsid="001bcff7" fo:background-color="#f2cbf8" style:font-size-asian="9pt" style:font-size-complex="9pt"/>
    </style:style>
    <style:style style:name="P48" style:family="paragraph" style:parent-style-name="Standard">
      <style:paragraph-properties fo:line-height="115%"/>
      <style:text-properties style:use-window-font-color="true" style:font-name="DejaVu Sans Light" fo:font-size="9pt" fo:background-color="#dc85e9" style:font-size-asian="9pt" style:font-size-complex="9pt"/>
    </style:style>
    <style:style style:name="P49" style:family="paragraph" style:parent-style-name="Standard">
      <style:paragraph-properties fo:line-height="115%"/>
      <style:text-properties style:use-window-font-color="true" style:font-name="DejaVu Sans Light" fo:font-size="9pt" fo:background-color="#fde9a9" style:font-size-asian="9pt" style:font-size-complex="9pt"/>
    </style:style>
    <style:style style:name="P50" style:family="paragraph" style:parent-style-name="Standard">
      <style:paragraph-properties fo:line-height="115%"/>
      <style:text-properties style:use-window-font-color="true" style:font-name="DejaVu Sans Light" fo:font-size="9pt" officeooo:paragraph-rsid="001241b0" fo:background-color="#fde9a9" style:font-size-asian="9pt" style:font-size-complex="9pt"/>
    </style:style>
    <style:style style:name="P51" style:family="paragraph" style:parent-style-name="Standard">
      <style:paragraph-properties fo:line-height="115%"/>
      <style:text-properties style:use-window-font-color="true" style:font-name="DejaVu Sans Light" fo:font-size="9pt" officeooo:paragraph-rsid="0016b603" fo:background-color="#fde9a9" style:font-size-asian="9pt" style:font-size-complex="9pt"/>
    </style:style>
    <style:style style:name="P52" style:family="paragraph" style:parent-style-name="Standard">
      <style:paragraph-properties fo:line-height="115%"/>
      <style:text-properties style:use-window-font-color="true" style:font-name="DejaVu Sans Light" fo:font-size="9pt" officeooo:paragraph-rsid="001b8430" fo:background-color="#fde9a9" style:font-size-asian="9pt" style:font-size-complex="9pt"/>
    </style:style>
    <style:style style:name="P53" style:family="paragraph" style:parent-style-name="Standard">
      <style:paragraph-properties fo:line-height="115%"/>
      <style:text-properties style:use-window-font-color="true" style:font-name="DejaVu Sans Light" fo:font-size="9pt" officeooo:paragraph-rsid="001bcff7" fo:background-color="#fde9a9" style:font-size-asian="9pt" style:font-size-complex="9pt"/>
    </style:style>
    <style:style style:name="P54" style:family="paragraph" style:parent-style-name="Standard">
      <style:paragraph-properties fo:line-height="115%"/>
      <style:text-properties style:use-window-font-color="true" style:font-name="DejaVu Sans Light" fo:font-size="9pt" fo:background-color="#aadcf7" style:font-size-asian="9pt" style:font-size-complex="9pt"/>
    </style:style>
    <style:style style:name="P55" style:family="paragraph" style:parent-style-name="Standard">
      <style:paragraph-properties fo:line-height="115%"/>
      <style:text-properties style:use-window-font-color="true" style:font-name="DejaVu Sans Light" fo:font-size="9pt" officeooo:paragraph-rsid="001241b0" fo:background-color="#aadcf7" style:font-size-asian="9pt" style:font-size-complex="9pt"/>
    </style:style>
    <style:style style:name="P56" style:family="paragraph" style:parent-style-name="Standard">
      <style:paragraph-properties fo:line-height="115%"/>
      <style:text-properties style:use-window-font-color="true" style:font-name="DejaVu Sans Light" fo:font-size="9pt" officeooo:paragraph-rsid="0016b603" fo:background-color="#aadcf7" style:font-size-asian="9pt" style:font-size-complex="9pt"/>
    </style:style>
    <style:style style:name="P57" style:family="paragraph" style:parent-style-name="Standard">
      <style:paragraph-properties fo:line-height="115%" style:text-autospace="none"/>
      <style:text-properties style:use-window-font-color="true" style:font-name="DejaVu Sans Light" fo:font-size="9pt" officeooo:paragraph-rsid="0030eada" fo:background-color="#aadcf7" style:font-size-asian="9pt" style:font-size-complex="9pt"/>
    </style:style>
    <style:style style:name="P58" style:family="paragraph" style:parent-style-name="Standard">
      <style:paragraph-properties fo:line-height="115%"/>
      <style:text-properties style:use-window-font-color="true" style:font-name="DejaVu Sans Light" fo:font-size="9pt" officeooo:paragraph-rsid="001a4af2" fo:background-color="#aadcf7" style:font-size-asian="9pt" style:font-size-complex="9pt"/>
    </style:style>
    <style:style style:name="P59" style:family="paragraph" style:parent-style-name="Standard">
      <style:paragraph-properties fo:line-height="115%"/>
      <style:text-properties style:use-window-font-color="true" style:font-name="DejaVu Sans Light" fo:font-size="9pt" officeooo:paragraph-rsid="001bcff7" fo:background-color="#aadcf7" style:font-size-asian="9pt" style:font-size-complex="9pt"/>
    </style:style>
    <style:style style:name="P60" style:family="paragraph" style:parent-style-name="Standard">
      <style:paragraph-properties fo:line-height="115%"/>
      <style:text-properties style:use-window-font-color="true" style:font-name="DejaVu Sans Light" fo:font-size="9pt" officeooo:paragraph-rsid="001241b0" fo:background-color="#f09e6f" style:font-size-asian="9pt" style:font-size-complex="9pt"/>
    </style:style>
    <style:style style:name="P61" style:family="paragraph" style:parent-style-name="Standard">
      <style:paragraph-properties fo:line-height="115%" style:text-autospace="none"/>
      <style:text-properties style:use-window-font-color="true" style:font-name="DejaVu Sans Light" fo:font-size="9pt" officeooo:paragraph-rsid="001b8430" fo:background-color="#f09e6f" style:font-size-asian="9pt" style:font-size-complex="9pt"/>
    </style:style>
    <style:style style:name="P62" style:family="paragraph" style:parent-style-name="Standard">
      <style:paragraph-properties fo:line-height="115%" style:text-autospace="none"/>
      <style:text-properties style:use-window-font-color="true" style:font-name="DejaVu Sans Light" fo:font-size="9pt" fo:background-color="#f09e6f" style:font-name-asian="Calibri" style:font-size-asian="9pt" style:font-size-complex="9pt"/>
    </style:style>
    <style:style style:name="P63" style:family="paragraph" style:parent-style-name="Standard">
      <style:paragraph-properties fo:line-height="115%"/>
      <style:text-properties style:use-window-font-color="true" style:font-name="DejaVu Sans Light" fo:font-size="9pt" fo:background-color="#92e285" style:font-size-asian="9pt" style:font-size-complex="9pt"/>
    </style:style>
    <style:style style:name="P64" style:family="paragraph" style:parent-style-name="Standard">
      <style:paragraph-properties fo:line-height="115%"/>
      <style:text-properties style:use-window-font-color="true" style:font-name="DejaVu Sans Light" fo:font-size="9pt" officeooo:paragraph-rsid="001241b0" fo:background-color="#92e285" style:font-size-asian="9pt" style:font-size-complex="9pt"/>
    </style:style>
    <style:style style:name="P65" style:family="paragraph" style:parent-style-name="Standard">
      <style:paragraph-properties fo:line-height="115%" style:text-autospace="none"/>
      <style:text-properties style:use-window-font-color="true" style:font-name="DejaVu Sans Light" fo:font-size="9pt" officeooo:paragraph-rsid="0018a070" fo:background-color="#92e285" style:font-size-asian="9pt" style:font-size-complex="9pt"/>
    </style:style>
    <style:style style:name="P66" style:family="paragraph" style:parent-style-name="Standard">
      <style:paragraph-properties fo:line-height="115%" style:text-autospace="none"/>
      <style:text-properties style:use-window-font-color="true" style:font-name="DejaVu Sans Light" fo:font-size="9pt" officeooo:paragraph-rsid="001241b0" fo:background-color="#92e285" style:font-name-asian="Calibri" style:font-size-asian="9pt" style:font-size-complex="9pt"/>
    </style:style>
    <style:style style:name="P67" style:family="paragraph" style:parent-style-name="Standard">
      <style:paragraph-properties fo:line-height="115%" style:text-autospace="none"/>
      <style:text-properties style:use-window-font-color="true" style:font-name="DejaVu Sans Light" fo:font-size="9pt" officeooo:paragraph-rsid="0018a070" fo:background-color="#92e285" style:font-name-asian="Calibri" style:font-size-asian="9pt" style:font-size-complex="9pt"/>
    </style:style>
    <style:style style:name="P68" style:family="paragraph" style:parent-style-name="Standard">
      <style:paragraph-properties fo:line-height="115%"/>
      <style:text-properties style:use-window-font-color="true" style:font-name="DejaVu Sans Light" fo:font-size="9pt" fo:font-weight="normal" officeooo:paragraph-rsid="001862c6" style:font-size-asian="9pt" style:font-weight-asian="normal" style:font-size-complex="9pt" style:font-weight-complex="normal"/>
    </style:style>
    <style:style style:name="P69" style:family="paragraph" style:parent-style-name="Standard">
      <style:paragraph-properties fo:line-height="115%"/>
      <style:text-properties style:use-window-font-color="true" style:font-name="DejaVu Sans Light" fo:font-size="9pt" fo:font-weight="normal" officeooo:paragraph-rsid="001b8430" fo:background-color="#aadcf7" style:font-size-asian="9pt" style:font-weight-asian="normal" style:font-size-complex="9pt" style:font-weight-complex="normal"/>
    </style:style>
    <style:style style:name="P70" style:family="paragraph" style:parent-style-name="Standard">
      <style:paragraph-properties fo:line-height="115%" style:text-autospace="none"/>
      <style:text-properties style:use-window-font-color="true" style:font-name="DejaVu Sans Light" fo:font-size="9pt" officeooo:paragraph-rsid="0018a070" style:font-name-asian="Calibri" style:font-size-asian="9pt" style:font-size-complex="9pt"/>
    </style:style>
    <style:style style:name="P71" style:family="paragraph" style:parent-style-name="Standard">
      <style:paragraph-properties fo:line-height="115%" style:text-autospace="none"/>
      <style:text-properties style:use-window-font-color="true" style:font-name="DejaVu Sans Light" fo:font-size="9pt" officeooo:paragraph-rsid="001b8430" style:font-name-asian="Calibri" style:font-size-asian="9pt" style:font-size-complex="9pt"/>
    </style:style>
    <style:style style:name="P72" style:family="paragraph" style:parent-style-name="Standard">
      <style:paragraph-properties fo:line-height="115%"/>
      <style:text-properties style:use-window-font-color="true" style:font-name="DejaVu Sans Light" fo:font-size="9pt" style:text-underline-style="solid" style:text-underline-width="auto" style:text-underline-color="font-color" style:font-size-asian="9pt" style:font-size-complex="9pt"/>
    </style:style>
    <style:style style:name="P73" style:family="paragraph" style:parent-style-name="Standard">
      <style:paragraph-properties fo:line-height="115%"/>
      <style:text-properties style:use-window-font-color="true" style:font-name="DejaVu Sans Light" fo:font-size="9pt" style:text-underline-style="solid" style:text-underline-width="auto" style:text-underline-color="font-color" officeooo:paragraph-rsid="001bcff7" fo:background-color="#f5cd53" style:font-size-asian="9pt" style:font-size-complex="9pt"/>
    </style:style>
    <style:style style:name="P74" style:family="paragraph" style:parent-style-name="Standard">
      <style:paragraph-properties fo:line-height="115%"/>
      <style:text-properties style:use-window-font-color="true" style:font-name="DejaVu Sans Light" fo:font-size="9pt" style:text-underline-style="none" officeooo:paragraph-rsid="001bcff7" style:font-size-asian="9pt" style:font-size-complex="9pt"/>
    </style:style>
    <style:style style:name="P75" style:family="paragraph" style:parent-style-name="Standard">
      <style:paragraph-properties fo:line-height="115%" style:text-autospace="none"/>
      <style:text-properties style:use-window-font-color="true" style:font-name="DejaVu Sans Light" fo:font-size="9pt" style:text-underline-style="none" style:font-size-asian="9pt" style:font-size-complex="9pt"/>
    </style:style>
    <style:style style:name="P76" style:family="paragraph" style:parent-style-name="Standard">
      <style:paragraph-properties fo:line-height="115%" style:text-autospace="none"/>
      <style:text-properties style:use-window-font-color="true" style:font-name="DejaVu Sans Light" fo:font-size="9pt" style:text-underline-style="none" officeooo:paragraph-rsid="001bcff7" style:font-size-asian="9pt" style:font-size-complex="9pt"/>
    </style:style>
    <style:style style:name="P77" style:family="paragraph" style:parent-style-name="Standard">
      <style:paragraph-properties fo:line-height="115%" style:text-autospace="none"/>
      <style:text-properties style:use-window-font-color="true" style:font-name="DejaVu Sans Light" fo:font-size="9pt" style:text-underline-style="none" style:font-name-asian="Calibri" style:font-size-asian="9pt" style:font-size-complex="9pt"/>
    </style:style>
    <style:style style:name="P78" style:family="paragraph" style:parent-style-name="Standard">
      <style:paragraph-properties fo:line-height="115%"/>
      <style:text-properties style:use-window-font-color="true" style:font-name="DejaVu Sans Light" fo:font-size="9pt" style:text-underline-style="none" fo:background-color="#f9cfb5" style:font-size-asian="9pt" style:font-size-complex="9pt"/>
    </style:style>
    <style:style style:name="P79" style:family="paragraph" style:parent-style-name="Standard">
      <style:paragraph-properties fo:line-height="115%"/>
      <style:text-properties style:use-window-font-color="true" style:font-name="DejaVu Sans Light" fo:font-size="9pt" style:text-underline-style="none" fo:background-color="#aadcf7" style:font-size-asian="9pt" style:font-size-complex="9pt"/>
    </style:style>
    <style:style style:name="P80" style:family="paragraph" style:parent-style-name="Standard">
      <style:paragraph-properties fo:line-height="115%"/>
      <style:text-properties style:use-window-font-color="true" style:font-name="DejaVu Sans Light" fo:font-size="9pt" style:text-underline-style="none" fo:background-color="#fde9a9" style:font-size-asian="9pt" style:font-size-complex="9pt"/>
    </style:style>
    <style:style style:name="P81" style:family="paragraph" style:parent-style-name="Standard">
      <style:paragraph-properties fo:line-height="115%"/>
      <style:text-properties style:use-window-font-color="true" style:font-name="DejaVu Sans Light" fo:font-size="9pt" style:text-underline-style="none" fo:background-color="#ccf4c6" style:font-size-asian="9pt" style:font-size-complex="9pt"/>
    </style:style>
    <style:style style:name="P82" style:family="paragraph" style:parent-style-name="Heading_20_3" style:master-page-name="Standard">
      <style:paragraph-properties fo:line-height="115%" style:page-number="auto"/>
      <style:text-properties style:use-window-font-color="true" style:font-name="DejaVu Sans Light" fo:font-size="9pt" fo:background-color="transparent" style:font-size-asian="9pt" style:font-size-complex="9pt"/>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Calibri" style:font-size-asian="10pt" style:font-weight-asian="bold" style:font-size-complex="10pt" style:font-weight-complex="bold"/>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style:text-underline-style="solid" style:text-underline-width="auto" style:text-underline-color="font-color" style:font-name-asian="Calibri" style:font-size-asian="10pt" style:font-size-complex="10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b8430" style:font-weight-asian="bold"/>
    </style:style>
    <style:style style:name="T11" style:family="text">
      <style:text-properties fo:font-weight="bold" style:font-name-asian="Calibri" style:font-weight-asian="bold" style:font-weight-complex="bold"/>
    </style:style>
    <style:style style:name="T12" style:family="text">
      <style:text-properties fo:font-weight="bold" fo:background-color="#f9cfb5" loext:char-shading-value="0" style:font-name-asian="Calibri" style:font-weight-asian="bold" style:font-weight-complex="bold"/>
    </style:style>
    <style:style style:name="T13" style:family="text">
      <style:text-properties fo:font-weight="bold" fo:background-color="#fde9a9" loext:char-shading-value="0" style:font-name-asian="Calibri" style:font-weight-asian="bold" style:font-weight-complex="bold"/>
    </style:style>
    <style:style style:name="T14" style:family="text">
      <style:text-properties fo:font-weight="bold" fo:background-color="#fde9a9" loext:char-shading-value="0" style:font-name-asian="Calibri" style:font-weight-asian="bold" style:font-weight-complex="bold"/>
    </style:style>
    <style:style style:name="T15" style:family="text">
      <style:text-properties fo:font-weight="bold" fo:background-color="#fde9a9" loext:char-shading-value="0" style:font-weight-asian="bold" style:font-weight-complex="bold"/>
    </style:style>
    <style:style style:name="T16" style:family="text">
      <style:text-properties fo:font-weight="bold" fo:background-color="#fde9a9" loext:char-shading-value="0" style:font-weight-asian="bold" style:font-weight-complex="bold"/>
    </style:style>
    <style:style style:name="T17" style:family="text">
      <style:text-properties fo:font-weight="bold" fo:background-color="#f5cd53" loext:char-shading-value="0" style:font-name-asian="Calibri" style:font-weight-asian="bold" style:font-weight-complex="bold"/>
    </style:style>
    <style:style style:name="T18" style:family="text">
      <style:text-properties fo:font-weight="bold" fo:background-color="#f5cd53" loext:char-shading-value="0" style:font-name-asian="Calibri" style:font-weight-asian="bold" style:font-weight-complex="bold"/>
    </style:style>
    <style:style style:name="T19" style:family="text">
      <style:text-properties style:font-name-asian="Calibri"/>
    </style:style>
    <style:style style:name="T20" style:family="text">
      <style:text-properties officeooo:rsid="001b8430" style:font-name-asian="Calibri"/>
    </style:style>
    <style:style style:name="T21" style:family="text">
      <style:text-properties officeooo:rsid="001bcff7" style:font-name-asian="Calibri"/>
    </style:style>
    <style:style style:name="T22" style:family="text">
      <style:text-properties fo:color="#fc5b5b" style:font-name-asian="Calibri"/>
    </style:style>
    <style:style style:name="T23" style:family="text">
      <style:text-properties style:font-name-asian="Arial"/>
    </style:style>
    <style:style style:name="T24" style:family="text">
      <style:text-properties fo:font-style="italic" style:font-name-asian="Calibri" style:font-style-asian="italic" style:font-style-complex="italic"/>
    </style:style>
    <style:style style:name="T25" style:family="text">
      <style:text-properties fo:font-style="italic" fo:background-color="#aadcf7" loext:char-shading-value="0" style:font-name-asian="Calibri" style:font-style-asian="italic" style:font-style-complex="italic"/>
    </style:style>
    <style:style style:name="T26" style:family="text">
      <style:text-properties fo:font-style="italic" fo:background-color="#92e285" loext:char-shading-value="0" style:font-name-asian="Calibri" style:font-style-asian="italic" style:font-style-complex="italic"/>
    </style:style>
    <style:style style:name="T27" style:family="text">
      <style:text-properties fo:font-style="italic" fo:background-color="#fde9a9" loext:char-shading-value="0" style:font-name-asian="Calibri" style:font-style-asian="italic" style:font-style-complex="italic"/>
    </style:style>
    <style:style style:name="T28" style:family="text">
      <style:text-properties fo:font-style="italic" fo:background-color="#fde9a9" loext:char-shading-value="0" style:font-name-asian="Calibri" style:font-style-asian="italic" style:font-style-complex="itali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background-color="#aadcf7" loext:char-shading-value="0"/>
    </style:style>
    <style:style style:name="T32" style:family="text">
      <style:text-properties style:text-underline-style="solid" style:text-underline-width="auto" style:text-underline-color="font-color" fo:background-color="#f09e6f" loext:char-shading-value="0"/>
    </style:style>
    <style:style style:name="T33" style:family="text">
      <style:text-properties style:text-underline-style="solid" style:text-underline-width="auto" style:text-underline-color="font-color" fo:background-color="#92e285" loext:char-shading-value="0"/>
    </style:style>
    <style:style style:name="T34" style:family="text">
      <style:text-properties style:text-underline-style="solid" style:text-underline-width="auto" style:text-underline-color="font-color" fo:background-color="#fde9a9" loext:char-shading-value="0"/>
    </style:style>
    <style:style style:name="T35" style:family="text">
      <style:text-properties style:text-underline-style="solid" style:text-underline-width="auto" style:text-underline-color="font-color" fo:background-color="#ccf4c6" loext:char-shading-value="0"/>
    </style:style>
    <style:style style:name="T36" style:family="text">
      <style:text-properties style:text-underline-style="solid" style:text-underline-width="auto" style:text-underline-color="font-color" fo:background-color="#dc85e9" loext:char-shading-value="0"/>
    </style:style>
    <style:style style:name="T37" style:family="text">
      <style:text-properties style:text-underline-style="solid" style:text-underline-width="auto" style:text-underline-color="font-color" fo:background-color="#dc85e9" loext:char-shading-value="0"/>
    </style:style>
    <style:style style:name="T38" style:family="text">
      <style:text-properties officeooo:rsid="001241b0"/>
    </style:style>
    <style:style style:name="T39" style:family="text">
      <style:text-properties officeooo:rsid="0016b603"/>
    </style:style>
    <style:style style:name="T40" style:family="text">
      <style:text-properties officeooo:rsid="0018a070"/>
    </style:style>
    <style:style style:name="T41" style:family="text">
      <style:text-properties officeooo:rsid="001a0cb3"/>
    </style:style>
    <style:style style:name="T42" style:family="text">
      <style:text-properties officeooo:rsid="001a4af2"/>
    </style:style>
    <style:style style:name="T43" style:family="text">
      <style:text-properties officeooo:rsid="001bcff7"/>
    </style:style>
    <style:style style:name="T44" style:family="text">
      <style:text-properties fo:background-color="#fde9a9" loext:char-shading-value="0"/>
    </style:style>
    <style:style style:name="T45" style:family="text">
      <style:text-properties fo:background-color="#fde9a9" loext:char-shading-value="0"/>
    </style:style>
    <style:style style:name="T46" style:family="text">
      <style:text-properties fo:background-color="#fde9a9" loext:char-shading-value="0" style:font-name-asian="Calibri"/>
    </style:style>
    <style:style style:name="T47" style:family="text">
      <style:text-properties fo:background-color="#fde9a9" loext:char-shading-value="0" style:font-name-asian="Calibri"/>
    </style:style>
    <style:style style:name="T48" style:family="text">
      <style:text-properties officeooo:rsid="001bcff7" fo:background-color="#fde9a9" loext:char-shading-value="0" style:font-name-asian="Calibri"/>
    </style:style>
    <style:style style:name="T49" style:family="text">
      <style:text-properties officeooo:rsid="001bcff7" fo:background-color="#fde9a9" loext:char-shading-value="0" style:font-name-asian="Calibri"/>
    </style:style>
    <style:style style:name="T50" style:family="text">
      <style:text-properties officeooo:rsid="0016b603" fo:background-color="#fde9a9" loext:char-shading-value="0"/>
    </style:style>
    <style:style style:name="T51" style:family="text">
      <style:text-properties fo:background-color="#fde9a9" loext:char-shading-value="0" style:font-name-asian="Arial"/>
    </style:style>
    <style:style style:name="T52" style:family="text">
      <style:text-properties fo:background-color="#fde9a9" loext:char-shading-value="0" style:font-name-asian="Arial"/>
    </style:style>
    <style:style style:name="T53" style:family="text">
      <style:text-properties fo:background-color="#92e285" loext:char-shading-value="0"/>
    </style:style>
    <style:style style:name="T54" style:family="text">
      <style:text-properties fo:background-color="#92e285" loext:char-shading-value="0"/>
    </style:style>
    <style:style style:name="T55" style:family="text">
      <style:text-properties fo:background-color="#92e285" loext:char-shading-value="0" style:font-name-asian="Calibri"/>
    </style:style>
    <style:style style:name="T56" style:family="text">
      <style:text-properties officeooo:rsid="001a4af2" fo:background-color="#92e285" loext:char-shading-value="0"/>
    </style:style>
    <style:style style:name="T57" style:family="text">
      <style:text-properties officeooo:rsid="001bcff7" fo:background-color="#92e285" loext:char-shading-value="0"/>
    </style:style>
    <style:style style:name="T58" style:family="text">
      <style:text-properties fo:background-color="#ccf4c6" loext:char-shading-value="0"/>
    </style:style>
    <style:style style:name="T59" style:family="text">
      <style:text-properties fo:background-color="#ccf4c6" loext:char-shading-value="0"/>
    </style:style>
    <style:style style:name="T60" style:family="text">
      <style:text-properties fo:background-color="#ccf4c6" loext:char-shading-value="0" style:font-name-asian="Calibri"/>
    </style:style>
    <style:style style:name="T61" style:family="text">
      <style:text-properties fo:background-color="#ccf4c6" loext:char-shading-value="0" style:font-name-asian="Arial"/>
    </style:style>
    <style:style style:name="T62" style:family="text">
      <style:text-properties officeooo:rsid="001a4af2" fo:background-color="#ccf4c6" loext:char-shading-value="0"/>
    </style:style>
    <style:style style:name="T63" style:family="text">
      <style:text-properties fo:background-color="#aadcf7" loext:char-shading-value="0"/>
    </style:style>
    <style:style style:name="T64" style:family="text">
      <style:text-properties officeooo:rsid="001f8b96" fo:background-color="#aadcf7" loext:char-shading-value="0"/>
    </style:style>
    <style:style style:name="T65" style:family="text">
      <style:text-properties fo:background-color="#aadcf7" loext:char-shading-value="0"/>
    </style:style>
    <style:style style:name="T66" style:family="text">
      <style:text-properties fo:background-color="#aadcf7" loext:char-shading-value="0" style:font-name-asian="Calibri"/>
    </style:style>
    <style:style style:name="T67" style:family="text">
      <style:text-properties fo:background-color="#aadcf7" loext:char-shading-value="0" style:font-name-asian="SymbolMT" style:font-name-complex="Cambria Math"/>
    </style:style>
    <style:style style:name="T68" style:family="text">
      <style:text-properties fo:background-color="#aadcf7" loext:char-shading-value="0" style:font-name-asian="SymbolMT"/>
    </style:style>
    <style:style style:name="T69" style:family="text">
      <style:text-properties fo:background-color="#aadcf7" loext:char-shading-value="0" style:font-name-asian="Arial"/>
    </style:style>
    <style:style style:name="T70" style:family="text">
      <style:text-properties officeooo:rsid="0016b603" fo:background-color="#aadcf7" loext:char-shading-value="0"/>
    </style:style>
    <style:style style:name="T71" style:family="text">
      <style:text-properties fo:background-color="#63bbee" loext:char-shading-value="0"/>
    </style:style>
    <style:style style:name="T72" style:family="text">
      <style:text-properties officeooo:rsid="00215985" fo:background-color="#63bbee" loext:char-shading-value="0"/>
    </style:style>
    <style:style style:name="T73" style:family="text">
      <style:text-properties fo:background-color="#63bbee" loext:char-shading-value="0"/>
    </style:style>
    <style:style style:name="T74" style:family="text">
      <style:text-properties officeooo:rsid="001f8b96"/>
    </style:style>
    <style:style style:name="T75" style:family="text">
      <style:text-properties fo:background-color="#f9cfb5" loext:char-shading-value="0"/>
    </style:style>
    <style:style style:name="T76" style:family="text">
      <style:text-properties fo:background-color="#f9cfb5" loext:char-shading-value="0"/>
    </style:style>
    <style:style style:name="T77" style:family="text">
      <style:text-properties officeooo:rsid="001241b0" fo:background-color="#f9cfb5" loext:char-shading-value="0"/>
    </style:style>
    <style:style style:name="T78" style:family="text">
      <style:text-properties fo:background-color="#f9cfb5" loext:char-shading-value="0" style:font-name-asian="Calibri"/>
    </style:style>
    <style:style style:name="T79" style:family="text">
      <style:text-properties officeooo:rsid="001862c6" fo:background-color="#f9cfb5" loext:char-shading-value="0"/>
    </style:style>
    <style:style style:name="T80" style:family="text">
      <style:text-properties fo:background-color="#f9cfb5" loext:char-shading-value="0" style:font-name-asian="Arial"/>
    </style:style>
    <style:style style:name="T81" style:family="text">
      <style:text-properties fo:background-color="transparent" loext:char-shading-value="0"/>
    </style:style>
    <style:style style:name="T82" style:family="text">
      <style:text-properties fo:background-color="transparent" loext:char-shading-value="0"/>
    </style:style>
    <style:style style:name="T83" style:family="text">
      <style:text-properties fo:background-color="#f5cd53" loext:char-shading-value="0"/>
    </style:style>
    <style:style style:name="T84" style:family="text">
      <style:text-properties fo:background-color="#f5cd53" loext:char-shading-value="0" style:font-name-asian="Calibri"/>
    </style:style>
    <style:style style:name="T85" style:family="text">
      <style:text-properties fo:background-color="#f5cd53" loext:char-shading-value="0" style:font-name-asian="Calibri"/>
    </style:style>
    <style:style style:name="T86" style:family="text">
      <style:text-properties fo:background-color="#f5cd53" loext:char-shading-value="0"/>
    </style:style>
    <style:style style:name="T87" style:family="text">
      <style:text-properties fo:background-color="#f5cd53" loext:char-shading-value="0" style:font-name-asian="Arial"/>
    </style:style>
    <style:style style:name="T88" style:family="text">
      <style:text-properties fo:background-color="#f5cd53" loext:char-shading-value="0" style:font-name-asian="Arial"/>
    </style:style>
    <style:style style:name="T89" style:family="text">
      <style:text-properties fo:background-color="#dc85e9" loext:char-shading-value="0"/>
    </style:style>
    <style:style style:name="T90" style:family="text">
      <style:text-properties officeooo:rsid="001bcff7" fo:background-color="#dc85e9" loext:char-shading-value="0"/>
    </style:style>
    <style:style style:name="T91" style:family="text">
      <style:text-properties fo:background-color="#dc85e9" loext:char-shading-value="0"/>
    </style:style>
    <style:style style:name="T92" style:family="text">
      <style:text-properties fo:background-color="#f2cbf8" loext:char-shading-value="0"/>
    </style:style>
    <style:style style:name="T93" style:family="text">
      <style:text-properties fo:background-color="#f2cbf8" loext:char-shading-value="0"/>
    </style:style>
    <style:style style:name="T94" style:family="text">
      <style:text-properties officeooo:rsid="001bcff7" fo:background-color="#f2cbf8" loext:char-shading-value="0"/>
    </style:style>
    <style:style style:name="T95" style:family="text">
      <style:text-properties officeooo:rsid="001bcff7" fo:background-color="#f2cbf8" loext:char-shading-value="0"/>
    </style:style>
    <style:style style:name="T96" style:family="text">
      <style:text-properties fo:background-color="#f09e6f" loext:char-shading-value="0"/>
    </style:style>
    <style:style style:name="T97" style:family="text">
      <style:text-properties fo:background-color="#f09e6f" loext:char-shading-value="0"/>
    </style:style>
    <style:style style:name="T98" style:family="text">
      <style:text-properties fo:background-color="#f09e6f" loext:char-shading-value="0" style:font-name-asian="Calibri"/>
    </style:style>
    <style:style style:name="T99" style:family="text">
      <style:text-properties fo:background-color="#f09e6f" loext:char-shading-value="0" style:font-name-asian="Arial"/>
    </style:style>
    <style:style style:name="T100" style:family="text">
      <style:text-properties officeooo:rsid="0021e060"/>
    </style:style>
    <style:style style:name="T101" style:family="text">
      <style:text-properties fo:font-style="normal" fo:background-color="#f9cfb5" loext:char-shading-value="0" style:font-name-asian="Calibri" style:font-style-asian="normal" style:font-style-complex="normal"/>
    </style:style>
    <style:style style:name="T102" style:family="text">
      <style:text-properties officeooo:rsid="00336470"/>
    </style:style>
    <style:style style:name="T103" style:family="text">
      <style:text-properties style:text-underline-style="none"/>
    </style:style>
    <style:style style:name="T104" style:family="text">
      <style:text-properties style:text-underline-style="none" fo:background-color="#92e285" loext:char-shading-value="0"/>
    </style:style>
    <style:style style:name="T105" style:family="text">
      <style:text-properties style:text-underline-style="none" fo:background-color="#63bbee" loext:char-shading-value="0"/>
    </style:style>
    <style:style style:name="T106" style:family="text">
      <style:text-properties style:text-underline-style="none" fo:background-color="#f5cd53" loext:char-shading-value="0"/>
    </style:style>
    <style:style style:name="T107" style:family="text">
      <style:text-properties style:text-underline-style="none" fo:background-color="#f09e6f" loext:char-shading-value="0"/>
    </style:style>
    <style:style style:name="T108" style:family="text">
      <style:text-properties officeooo:rsid="00547c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3"><text:bookmark text:name="h.qiyqqxubaysf"/>PREDSTAVITEV RAČUNALNIŠKEGA SISTEMA</text:h>
      <text:p text:style-name="P23"/>
      <text:p text:style-name="P23">1. Kaj so osnovni elementi računalniškega sistema?</text:p>
      <text:p text:style-name="P29"><text:span text:style-name="T75">Procesorji</text:span>, <text:span text:style-name="T75">glavni pomnilnik</text:span>, <text:span text:style-name="T75">V/I moduli</text:span>, <text:span text:style-name="T75">sistemsko vodilo</text:span>.</text:p>
      <text:p text:style-name="P23"/>
      <text:p text:style-name="P23">2. Kakšne tipe registrov poznamo? Razdeli tudi v nižje nivoje.</text:p>
      <text:p text:style-name="P30">Uporabniško vidni registri <text:span text:style-name="T63">- naslavljamo s strojnim jezikom, na razpolago vsem programom, tipi (podatkovni, naslovni - indeksni, segmentni, skladovni).</text:span></text:p>
      <text:p text:style-name="P33">Kontrolni in statusni registri <text:span text:style-name="T44">- programski števec (PC), ukazni register (IR), programska statusna beseda (PSW), pogojne kode (zastavice).</text:span></text:p>
      <text:p text:style-name="P23"/>
      <text:p text:style-name="P23">3. Katere razrede prekinitev poznamo? Kaj je rokovalnik prekinitev?</text:p>
      <text:p text:style-name="P40">Prekinitve povzročijo prekinitev normalnega zaporedja izvajanja, izboljšajo učinkovitost procesiranja, procesorju omogočajo izvajanje ostalih ukazov, medtem ko se izvaja V/I operacija.</text:p>
      <text:p text:style-name="P45">Poznamo <text:span text:style-name="T89">programske</text:span> (aritmetična prekoračitev, deljenje z nič, …), <text:span text:style-name="T89">časovne</text:span> (redni klici), <text:span text:style-name="T89">V/I</text:span> (zaključek operacije, napake) ali <text:span text:style-name="T89">strojne preknitve.</text:span></text:p>
      <text:p text:style-name="P16">Rokovalnik prekinitev je program, ki določi naravo prekinitve in sproži ustrezno akcijo. Kontrola se prenese na ta program in navadno je del operacijskega sistema.<text:bookmark text:name="h.603v0zpu4y8s"/><text:bookmark text:name="h.i7wyg2tsrc1j"/></text:p>
      <text:p text:style-name="P1"><text:span text:style-name="T8"/></text:p>
      <text:p text:style-name="P1"><text:span text:style-name="T8">Prekinitveni cikel:</text:span></text:p>
      <text:p text:style-name="P48">Procesor pogleda, če je prišlo do kakšne prekinitv<text:span text:style-name="T74">e</text:span></text:p>
      <text:p text:style-name="P46">• Če ni nobene prekinitve, potem dobi naslednji ukaz trenutno izvajanega programa</text:p>
      <text:p text:style-name="P46">• Če je prišlo do prekinitve, potem prekini zvajanje trenutnega programa in izvedi <text:span text:style-name="T38">r</text:span>okovalnik prekinitev</text:p>
      <text:p text:style-name="P1"><text:span text:style-name="T8"/></text:p>
      <text:p text:style-name="P2"><text:span text:style-name="T8">Delo z vecimi prekinitvami:</text:span> <text:span text:style-name="T45">onemogoci prekinitve ob procesiranju prekinitve, *gnezdenje prekinitev na podlagi prioritet</text:span></text:p>
      <text:p text:style-name="P1"><text:span text:style-name="T8"/></text:p>
      <text:p text:style-name="P2"><text:span text:style-name="T8">Predpomnilnik diska: </text:span><text:span text:style-name="T76">del gl. Pom, ki se uporablja kot začasni vmesnik za shranjevanje podatkov na disk zapis se vrsi v <text:s/>grozdu, na te podatke se lahko ponovno sklicujemo, dostopni hitro</text:span></text:p>
      <text:p text:style-name="P1"><text:span text:style-name="T8"/></text:p>
      <text:p text:style-name="P1"><text:span text:style-name="T8">Predpomnilnik glavnega pom: </text:span><text:span text:style-name="T65">nevidn</text:span><text:span text:style-name="T64">o</text:span><text:span text:style-name="T65"> os, poveca hitrost, hitrost cpe vecja od hitrosti pom!!!</text:span></text:p>
      <text:p text:style-name="P1"><text:span text:style-name="T54">Zapisovanje:</text:span><text:span text:style-name="T59"> ob vsaki spremembi, le ob zamenjavi bloka-zastarelo stanje, minimizira potrebno stevilo operacij</text:span></text:p>
      <text:p text:style-name="P27"/>
      <text:p text:style-name="P27">PREDSTAVITEV OPERACIJSKEGA SISTEMA</text:p>
      <text:p text:style-name="P23"/>
      <text:p text:style-name="P23">1. Kaj je operacijski sistem in naštej vse tri <text:s/>njegove namene.</text:p>
      <text:p text:style-name="P49">OS je program, ki nadzira izvajanje aplikacijskih programov. Je vmesnik med aplikacijami in strojno opremo. Glavni nameni OS so <text:span text:style-name="T83">udobnost, učinkovitost in zmožnost razvoja.</text:span></text:p>
      <text:p text:style-name="P23"/>
      <text:p text:style-name="P23">2. Naštej storitve operacijskega sistema (7)</text:p>
      <text:p text:style-name="P16">Podpora razvoju programov, izvajanje programov, enostaven dostop do V/I naprav, nadzorovan dostop do datotek, nadzorovan dostop do sistema, detekcija napak in ukrepanje, izračuni.</text:p>
      <text:p text:style-name="P23"/>
      <text:p text:style-name="P23">3. Kaj je jedro OS (kernel)?</text:p>
      <text:p text:style-name="P40">Jedro OS je del operacijskega sistema, ki je v glavnem pomnilniku. Vsebuje najpogosteje uporabljene funkcije (in druge dele OS, ki so trenutno v uporabi).</text:p>
      <text:p text:style-name="P54">Razlogi razsirajanja os: <text:span text:style-name="T71">nadgr</text:span><text:span text:style-name="T72">adnja</text:span><text:span text:style-name="T71"> str. Opr., nove storitve, popravki</text:span></text:p>
      <text:p text:style-name="P23"/>
      <text:p text:style-name="P23">4. Naštej 4 glavne mejnike pri razvoju OS skozi leta.</text:p>
      <text:p text:style-name="P45">Zaporedno procesiranje, enostavni sveženjski sistemi, multiprogramiranje v večsveženjskih sistemih, delitev procesorskega časa.</text:p>
      <text:p text:style-name="P23"/>
      <text:p text:style-name="P23">5. Naštej glavne dosežke razvoja OS.</text:p>
      <text:p text:style-name="P49">Procesi, upravljanje s pomnilnikom, varovanje informacij in sistema, razporejanje in upravljanje z viri, struktura sistema. <text:span text:style-name="T83">(preberi podrobno na prosojnicah)</text:span>.</text:p>
      <text:p text:style-name="P1"><text:span text:style-name="T9"/></text:p>
      <text:p text:style-name="P1"><text:span text:style-name="T9"/></text:p>
      <text:p text:style-name="P1"><text:span text:style-name="T9"/></text:p>
      <text:p text:style-name="P1"><text:span text:style-name="T9"/></text:p>
      <text:p text:style-name="P1"><text:soft-page-break/><text:span text:style-name="T9">6. Kaj je ostranjevanje (paging)?</text:span></text:p>
      <text:p text:style-name="P54">Omogoča predstavitev procesov s številom blokov <text:span text:style-name="T71">fiksne velikosti</text:span>, ki se imenujejo <text:span text:style-name="T71">strani</text:span>. Navidezni naslov vsebuje <text:span text:style-name="T71">številko strani</text:span> in <text:span text:style-name="T71">odmik znotraj strani</text:span>. Vsaka stran se lahko nahaja <text:span text:style-name="T71">kjerkoli v glavnem pomnilniku</text:span>. Ostranjevalni sistem naredi preslikavo med navideznim naslovom in fizičnim naslovom v glavnem pomnilniku.</text:p>
      <text:p text:style-name="P23"/>
      <text:p text:style-name="P23">7. Naštej par lastnosti modernih OS.</text:p>
      <text:p text:style-name="P16"><text:span text:style-name="T53">Arhitektura mikro jedra</text:span> (jedro OS + druge storitve OS so skrite v uporabniških procesih),</text:p>
      <text:p text:style-name="P49"><text:span text:style-name="T83">nitkanje </text:span>(multithreading - proces je razdeljen na nitke, ki lahko tečejo sočasno),</text:p>
      <text:p text:style-name="P1"><text:span text:style-name="T97">simetrično multiprocesiranje</text:span><text:span text:style-name="T76"> (SMP - imamo več procesorjev, delijo si skupen glavni pomnilnik in V/I zmogljivosti, vsi lahko izvajajo enake funkcije),</text:span></text:p>
      <text:p text:style-name="P16"><text:span text:style-name="T53">porazdeljeni operacijski sistemi</text:span> (poskrbijo za navidezno predstavitev glavnega in sekundarnega pomnilnika v večjih računalnikih kot enega glavnega in enega sekundarnega pomnilnika - omogočajo porazdeljene datotečne sisteme),</text:p>
      <text:p text:style-name="P54"><text:span text:style-name="T71">objektno usmerjeno načrtovanje</text:span> (omogoča modularno nadgrajevanje majhnega jedra).<text:bookmark text:name="h.f52xe7crd4j9"/></text:p>
      <text:p text:style-name="P1"><text:span text:style-name="T8"/></text:p>
      <text:p text:style-name="P1"><text:span text:style-name="T8">O PROCESIH IN NADZORU</text:span></text:p>
      <text:p text:style-name="P23"/>
      <text:p text:style-name="P23">1. Kaj je proces in iz česa je sestavljen?</text:p>
      <text:p text:style-name="P49">Proces je izvajanje <text:span text:style-name="T83">individualnega</text:span> programa. Proces je sledljiv, sestavljen pa je iz kode, podatkov in atributov, ki opisujejo njegovo stanje.</text:p>
      <text:p text:style-name="P1"><text:span text:style-name="T9"/></text:p>
      <text:p text:style-name="P1"><text:span text:style-name="T9">2. Kako izgleda enostaven procesni model 2 stanj? Skiciraj. -SLILKA</text:span></text:p>
      <text:p text:style-name="P23"/>
      <text:p text:style-name="P23">3. Naštej razloge za ustvarjanje procesa.</text:p>
      <text:p text:style-name="P40">Izvajanje novega svežnja zahtev, prijavljanje uporabnika v interaktivnem okolju, zagotavljanje storitve OS, npr. tiskanja, proces ustvari še en proces.</text:p>
      <text:p text:style-name="P23"/>
      <text:p text:style-name="P23">4. Naštej razloge za zaključek procesa.</text:p>
      <text:p text:style-name="P16">Sveženj zahtev zaukaže zaustavitev z ukazom <text:span text:style-name="T53">Halt</text:span>, uporabnik se <text:span text:style-name="T53">odjavi</text:span>, <text:span text:style-name="T53">izhod</text:span> iz aplikacije, <text:span text:style-name="T53">napake</text:span> pri izvrševanju, <text:span text:style-name="T53">zaključek starševskega procesa</text:span>.</text:p>
      <text:p text:style-name="P23"/>
      <text:p text:style-name="P23">5. Skiciraj procesni model 5 stanj. -SLIKA</text:p>
      <text:p text:style-name="P23"/>
      <text:p text:style-name="P23">6. Kaj so nadzorne strukture OS?</text:p>
      <text:p text:style-name="P40">Hranijo informacijo o trenutnem stanju vsakega procesa in vira. Za vsako entiteto, ki jo upravlja operacijski sistem, je ustvarjena ustrezna tabela: <text:span text:style-name="T96">pomnilnik</text:span>, <text:span text:style-name="T96">V/I</text:span>, <text:span text:style-name="T96">datoteka</text:span> in <text:span text:style-name="T96">proces</text:span> (posamezno preberi na prosojnicah).</text:p>
      <text:p text:style-name="P23"/>
      <text:p text:style-name="P23">7. Katere informacije potrebuje OS o procesu?</text:p>
      <text:p text:style-name="P1"><text:span text:style-name="T65">Lokacija procesa</text:span>, <text:span text:style-name="T65">ID procesa</text:span>, <text:span text:style-name="T65">informacije o stanju procesorja</text:span>, <text:span text:style-name="T65">informacije za nadzor procesa.</text:span></text:p>
      <text:p text:style-name="P23"/>
      <text:p text:style-name="P23">8. Kako poteka ustvarjanje procesa?</text:p>
      <text:p text:style-name="P49"><text:span text:style-name="T83">Procesu pripišemo ID</text:span> (dodamo v primarno tabelo procesov).</text:p>
      <text:p text:style-name="P16"><text:span text:style-name="T53">Procesu zasežemo pomnilnik</text:span> (za vse elemente slike procesa).</text:p>
      <text:p text:style-name="P40"><text:span text:style-name="T96">Inicializiramo nadzorni blok procesa</text:span> (Programski števec na začetek programa, nastavi se prioriteta, zahteve po virih).</text:p>
      <text:p text:style-name="P54">Vzpostavimo ustrezne povezave.</text:p>
      <text:p text:style-name="P49">Ustv<text:span text:style-name="T100">a</text:span>rimo ali razširimo ostale podatkovne strukture.</text:p>
      <text:p text:style-name="P23"/>
      <text:p text:style-name="P23">9. Kdaj preklopimo med procesi?</text:p>
      <text:p text:style-name="P16"><text:span text:style-name="T53">Prekinitev</text:span> (časovna, V/I prekinitev, pomnilniški primanjkljaj),</text:p>
      <text:p text:style-name="P40"><text:span text:style-name="T96">Past</text:span> (trap - napaka znotraj trenutno izvajanega procesa - lahko povzroči zaključek procesa).</text:p>
      <text:p text:style-name="P54"><text:span text:style-name="T71">Nadzorni klic</text:span> (supervisor call).</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oft-page-break/><text:span text:style-name="T9"/></text:p>
      <text:p text:style-name="P1"><text:span text:style-name="T9">10. Kako poteka sprememba stanja procesa ob preklopu?</text:span></text:p>
      <text:p text:style-name="P49">1. Shrani vsebino procesorja.</text:p>
      <text:p text:style-name="P16">2. Posodobi nadzorni blok trenutno izvajnega procesa.</text:p>
      <text:p text:style-name="P40">3. Prestavi nadzorni blok procesa v ustrezno čakalno vrsto glede na novo stanje.</text:p>
      <text:p text:style-name="P54">4. Izberi nov proces za izvajanje.</text:p>
      <text:p text:style-name="P49">5. Posodobi nadzorni blok izbranega procesa.</text:p>
      <text:p text:style-name="P16">6. Posodobi podatk. strukture upravitelja pomnilnika.</text:p>
      <text:p text:style-name="P40">7. Obnovi vsebino izbranega procesa.<text:bookmark text:name="h.w4vqs79i6i0h"/></text:p>
      <text:p text:style-name="P1"><text:span text:style-name="T8"/></text:p>
      <text:p text:style-name="P1"><text:span text:style-name="T8">Osnovna naloga OS: </text:span><text:span text:style-name="T65">upravljanje procesov</text:span></text:p>
      <text:p text:style-name="P1"><text:span text:style-name="T45">• Prepletanje izvajanja večih procesov z namenom maksimirati učinkovitost procesorja in doseganja razumnega odzivnega časa </text:span></text:p>
      <text:p text:style-name="P2"><text:span text:style-name="T59">• Učinkovito zaseganje virov na zahtevoprocesov</text:span></text:p>
      <text:p text:style-name="P2"><text:span text:style-name="T76">• Po</text:span><text:span text:style-name="T77">d</text:span><text:span text:style-name="T76">pora medprocesnemukomuniciranju, sinhronizaciji in ustvarjanju uporabniških procesov</text:span></text:p>
      <text:p text:style-name="P1"/>
      <text:p text:style-name="P1"><text:span text:style-name="T9">Razlogi za ustvarjanje procesa:</text:span> <text:span text:style-name="T65">Izvajanje novega svežnja zahtev</text:span></text:p>
      <text:p text:style-name="P50">• Prijavljanje uporabnika v interaktivnem okolju </text:p>
      <text:p text:style-name="P17">• Zagotavljanje storitve OS, npr. Tiskanja </text:p>
      <text:p text:style-name="P41">• Proces ustvari še en ( ali več) proces (process spawning)</text:p>
      <text:p text:style-name="P3"><text:tab/><text:span text:style-name="T76">- </text:span><text:span text:style-name="T97">Ustvarjanje procesa: </text:span><text:span text:style-name="T76">izgradnja primerne podatkovne strukture inzaseganje pomnilnika</text:span></text:p>
      <text:p text:style-name="P1"><text:span text:style-name="T8"/></text:p>
      <text:p text:style-name="P2"><text:span text:style-name="T8">Vsebina pomnilniške tabele </text:span></text:p>
      <text:p text:style-name="P55">• Informacija o zasedenosti glavnega pomnilnika za vsak proces</text:p>
      <text:p text:style-name="P50">• Informacija o zasedenosti pomožnega (lahko ne navideznega) pomnilnika za vsak proces</text:p>
      <text:p text:style-name="P17">• <text:span text:style-name="T53">Prilastki</text:span> za zaščito dostopa do skupnih delov pomnilnika (shared memoryregions)</text:p>
      <text:p text:style-name="P42">• Informacija potrebna za upravljanje navideznega pomnilnika</text:p>
      <text:p text:style-name="P1"><text:span text:style-name="T8"/></text:p>
      <text:p text:style-name="P2"><text:span text:style-name="T8">Vsebina V/I tabele </text:span></text:p>
      <text:p text:style-name="P55">• <text:span text:style-name="T71">Informacija o zasedenosti</text:span> (prosta ali dodeljena) <text:span text:style-name="T71">V/I naprave</text:span></text:p>
      <text:p text:style-name="P50">• Informacija o statusu V/I operacije</text:p>
      <text:p text:style-name="P16">• Informacija o lokaciji v glavnem pomnilniku, kjer je izvor ali ponor V/I Prenosa</text:p>
      <text:p text:style-name="P16"><text:span text:style-name="T8"/></text:p>
      <text:p text:style-name="P2"><text:span text:style-name="T8">Vsebina datotečne tabele </text:span></text:p>
      <text:p text:style-name="P42">• Informacija o obstoju datotek</text:p>
      <text:p text:style-name="P54">• <text:span text:style-name="T71">Informacija o lokaciji</text:span> (na pomožnempomnilniku)</text:p>
      <text:p text:style-name="P50">• Trenutni status</text:p>
      <text:p text:style-name="P17">• <text:span text:style-name="T53">Prilastki</text:span>: Včasih je ta tabela vzdrževana s strani upravljalca datotek (file manager) in OS o datotekah ve zelo malo oziroma nič</text:p>
      <text:p text:style-name="P60"><text:span text:style-name="T19">• Vsebina procesne tabele</text:span></text:p>
      <text:p text:style-name="P2"><text:span text:style-name="T19"><text:tab/></text:span><text:span text:style-name="T78">• Prilastki potrebni za upravljanje procesa</text:span></text:p>
      <text:p text:style-name="P5"><text:span text:style-name="T19"><text:tab/><text:tab/></text:span><text:span text:style-name="T80">– </text:span><text:span text:style-name="T78">Oznaka (</text:span><text:span text:style-name="T101">ID</text:span><text:span text:style-name="T78">) procesa</text:span></text:p>
      <text:p text:style-name="P5"><text:span text:style-name="T19"><text:tab/><text:tab/></text:span><text:span text:style-name="T78">– Stanje procesa</text:span></text:p>
      <text:p text:style-name="P5"><text:span text:style-name="T19"><text:tab/><text:tab/></text:span><text:span text:style-name="T78">– Lokacija v pomnilniku</text:span></text:p>
      <text:p text:style-name="P27"><text:span text:style-name="T19"/></text:p>
      <text:p text:style-name="P27">Potrebne informacije o procesu</text:p>
      <text:p text:style-name="P30">• Proces vsebuje program ali množicoprogramov, ki jih izvaja +</text:p>
      <text:p text:style-name="P1"><text:tab/><text:span text:style-name="T65">– Lokacije podatkov za lokalne in globalnespremenljivke ter konstante</text:span></text:p>
      <text:p text:style-name="P1"><text:tab/><text:span text:style-name="T65">– Sklad (sledenje klicem in prenos parametrov medprocedurami)</text:span></text:p>
      <text:p text:style-name="P34">• Nadzorni blok procesa</text:p>
      <text:p text:style-name="P2"><text:tab/><text:span text:style-name="T45">– Zbirka prilastkov, ki omogočajo OSu nadzor nadprocesom</text:span></text:p>
      <text:p text:style-name="P2"><text:tab/><text:span text:style-name="T45">– Najpomembnejša podatkovna struktura Osa!!! Vse te informacije so zbrane v sliki procesa</text:span></text:p>
      <text:p text:style-name="P2"><text:tab/><text:span text:style-name="T45">– Četvorka programa, podatkov, sklada in prilastkov ja procesa</text:span></text:p>
      <text:p text:style-name="P40">• Lokacija slike procesa je odvisna od načinaupravljanja pomnilnika</text:p>
      <text:p text:style-name="P2"/>
      <text:p text:style-name="P2"/>
      <text:p text:style-name="P2"/>
      <text:p text:style-name="P2"/>
      <text:p text:style-name="P2"/>
      <text:p text:style-name="P2"/>
      <text:p text:style-name="P2"/>
      <text:p text:style-name="P2"><text:soft-page-break/></text:p>
      <text:p text:style-name="P64">• Primer:</text:p>
      <text:p text:style-name="P17">– Vsaj del mora biti v glavnem pomnilniku</text:p>
      <text:p text:style-name="P16">– Da se izvaja, mora biti cel v glavnem pomnilniku aliv saj v navideznem pomnilniku</text:p>
      <text:p text:style-name="P66">– Informacije za nadzor procesa:</text:p>
      <text:p text:style-name="P4"><text:span text:style-name="T23"><text:tab/></text:span><text:span text:style-name="T61">– </text:span><text:span text:style-name="T60">Razporejanje in informacije o stanju procesa. Te informacije OS potrebuje, da lahko izvaja</text:span><text:span text:style-name="T19"> <text:tab/></text:span><text:span text:style-name="T60">funkcijo razporejanja. Tipične informacije so:</text:span></text:p>
      <text:p text:style-name="P5"><text:span text:style-name="T23"><text:tab/><text:tab/></text:span><text:span text:style-name="T61">• </text:span><text:span text:style-name="T60">Stanje procesa:</text:span><text:span text:style-name="T55"> definira pripravljenost procesa na izvajanje (npr v izvajanju </text:span><text:span text:style-name="T19"><text:tab/><text:tab/><text:tab/><text:tab/></text:span><text:span text:style-name="T55">pripravljen čakajoč zaključen </text:span><text:span text:style-name="T26">running, ready, waiting, halted</text:span><text:span text:style-name="T55">)</text:span></text:p>
      <text:p text:style-name="P5"><text:span text:style-name="T19"><text:tab/><text:tab/></text:span><text:span text:style-name="T60">• Prioriteta:</text:span><text:span text:style-name="T55"> eno ali več polj je lahko namenjenih opisu prioritete procesa; nekateri </text:span><text:span text:style-name="T19"><text:tab/><text:tab/><text:tab/></text:span><text:span text:style-name="T55">sistemi zahtevajo več vrednosti (npr. osnovna prioriteta, trenutna, najvišja dovoljena)</text:span></text:p>
      <text:p text:style-name="P5"><text:span text:style-name="T23"><text:tab/><text:tab/></text:span><text:span text:style-name="T61">• </text:span><text:span text:style-name="T60">Dodatne informacije za razporejanje:</text:span><text:span text:style-name="T55"> te so odvisne od razporejevalnega algoritma</text:span><text:span text:style-name="T19"> <text:tab/><text:tab/><text:tab/></text:span><text:span text:style-name="T55">(npr. čas čakanja, dolžina zadnjega izvajanja)</text:span></text:p>
      <text:p text:style-name="P5"><text:span text:style-name="T19"><text:tab/><text:tab/></text:span><text:span text:style-name="T60">• Dogodek:</text:span><text:span text:style-name="T55"> oznaka dogodka na katerega čaka proces preden se lahko nadaljuje</text:span></text:p>
      <text:p text:style-name="P27"/>
      <text:p text:style-name="P27">Izvajanje operacijskega sistema – je OS proces?</text:p>
      <text:p text:style-name="P27"/>
      <text:p text:style-name="P27">a) Brez-procesno jedro (starejši OSi)– Jedro se izvaja izven vseh procesov; prekinitev danadzor jedru– Koda operacijskega sistema se izvaja kot ločenaentiteta v priviligiranem načinu</text:p>
      <text:p text:style-name="P27"/>
      <text:p text:style-name="P27">b) Izvajanje znotraj uporabniškega procesa (PCji,</text:p>
      <text:p text:style-name="P1"><text:span text:style-name="T8">delovne postaje); glej UNIX SVR4 vnadaljevanju</text:span></text:p>
      <text:p text:style-name="P27"/>
      <text:p text:style-name="P11"><text:span text:style-name="T8">Koda operacijskega sistema se pojavlja v kontekstu uporabniških procesov– Proces se izvaja v priviligiranem načinu, ko se izvajakoda operacijskega sistema</text:span></text:p>
      <text:p text:style-name="P35"><text:span text:style-name="T19">Procesno izvajan operacijski sistem</text:span></text:p>
      <text:p text:style-name="P11"><text:span text:style-name="T19"><text:tab/></text:span><text:span text:style-name="T47">– Glavne funkcije so organizirane kot ločeni procesi</text:span></text:p>
      <text:p text:style-name="P11"><text:span text:style-name="T19"><text:tab/></text:span><text:span text:style-name="T47">– Zelo uporabno v sistemih z več procesorjij ali več računalniškimi sistemi</text:span></text:p>
      <text:p text:style-name="P27"><text:span text:style-name="T19"/></text:p>
      <text:p text:style-name="P27">NITKE, SMP IN MIKROJEDRA</text:p>
      <text:p text:style-name="P23"/>
      <text:p text:style-name="P23">1. Kaj je nitka in naštej par lastnosti.</text:p>
      <text:p text:style-name="P16">Nitka je <text:span text:style-name="T53">neodvisen PC</text:span> znotraj procesa. Ima trenutno stanje, kontekst nitke, svoj sklad, nekaj statičnega prostora za lokalne spremenljivke in dostop do virov svojega procesa.</text:p>
      <text:p text:style-name="P23"/>
      <text:p text:style-name="P23">2. Prednosti <text:s/>nitk pred procesi.</text:p>
      <text:p text:style-name="P40">Ustvarimo <text:span text:style-name="T96">hitreje kot proces</text:span>, zaključimo hitreje kot proces, manj časa porabimo za preklop med dvema nitkama znotraj istega procesa, ne rabimo vpletati jedro OS saj si nitke znotraj procesa delijo vire.</text:p>
      <text:p text:style-name="P23"/>
      <text:p text:style-name="P23">3. Primeri uporabe nitk v enouporabniškem multiprocesnem sistemu.</text:p>
      <text:p text:style-name="P54">1. Delovanje v ozadju.</text:p>
      <text:p text:style-name="P49">2. Asinhrono procesiranje.</text:p>
      <text:p text:style-name="P16">3. Hitro izvajanje.</text:p>
      <text:p text:style-name="P40">4. Modularna struktura programa.</text:p>
      <text:p text:style-name="P23"/>
      <text:p text:style-name="P23">4. Naštej stanja nitk.</text:p>
      <text:p text:style-name="P56"><text:span text:style-name="T71">Osnovna stanja:</text:span> izvajanje, pripravljena, blokirana. </text:p>
      <text:p text:style-name="P51"><text:span text:style-name="T83">Povezane operacije:</text:span> ustvari, blokiraj, odblokiraj, zaključi.</text:p>
      <text:p text:style-name="P23"/>
      <text:p text:style-name="P23">5. Na katerih nivojih lahko uporabimo nitke?</text:p>
      <text:p text:style-name="P16"><text:span text:style-name="T53">Na uporabniškem nivoju</text:span> (ULT - znotraj same aplikacije) ali na <text:span text:style-name="T53">sistemskem nivoju</text:span> (KLT - primer Win, Linux in OS/2). Lahko pa tudi <text:span text:style-name="T53">kombiniramo</text:span> (Solaris).</text:p>
      <text:p text:style-name="P23"/>
      <text:p text:style-name="P23">6. Katere kategorije računalniških sistemov poznamo?</text:p>
      <text:p text:style-name="P40">Single Instruction Single Data (<text:span text:style-name="T96">SISD</text:span>), Single Instruction Multiple Data (<text:span text:style-name="T96">SIMD</text:span>), <text:span text:style-name="T96">MISD</text:span>, <text:span text:style-name="T96">MIMD</text:span></text:p>
      <text:p text:style-name="P23"/>
      <text:p text:style-name="P23">7. Opiši simetrično multiprocesiranje.</text:p>
      <text:p text:style-name="P54">Jedro OS se lahko izvaja na <text:span text:style-name="T71">vsakem</text:span> procesorju. Tipično vsak procesor izvaja razporejanje zase na podlagi razpoložljivih procesov in nitk.</text:p>
      <text:p text:style-name="P23"/>
      <text:p text:style-name="P23"/>
      <text:p text:style-name="P23"><text:soft-page-break/></text:p>
      <text:p text:style-name="P23">8. Opiši princip mikrojeder.</text:p>
      <text:p text:style-name="P49">Jedro OS je <text:span text:style-name="T83">zelo majhno</text:span>, vsebuje le bistvene funkcije OS. Veliko storitev, tradicionalno vključenih v OS je sedaj implementiranih v smislu zunanjih podsistemov - <text:span text:style-name="T83">strežnikov</text:span>. Omogoča <text:span text:style-name="T83">fleksibilnost</text:span> in <text:span text:style-name="T83">modularno nadgrajevanje.</text:span></text:p>
      <text:p text:style-name="P23"/>
      <text:p text:style-name="P23">9. Prednosti mikrojedrne organiziranosti OS.</text:p>
      <text:p text:style-name="P16"><text:span text:style-name="T53">Enoten vmesnik za zahteve procesov </text:span>(vse na podlagi predajanja sporočil).</text:p>
      <text:p text:style-name="P40">Razširljivost, fleksibilnost, prenosljivost, zanesljivost, podpora porazdeljenemu sistemu, objektno usmerjeni OS.<text:bookmark text:name="h.eg0dg033c2ks"/></text:p>
      <text:p text:style-name="P32">Dogodki, ki povzročijo prehod ULT v neaktivno stanje:</text:p>
      <text:p text:style-name="P4"><text:span text:style-name="T23"><text:tab/></text:span><text:span text:style-name="T69">• </text:span><text:span text:style-name="T66">ULT izda zahtevo po sinhronizaciji (</text:span><text:span text:style-name="T67">⇒</text:span><text:span text:style-name="T25">sleeping state</text:span><text:span text:style-name="T66">)</text:span></text:p>
      <text:p text:style-name="P4"><text:span text:style-name="T23"><text:tab/></text:span><text:span text:style-name="T69">• </text:span><text:span text:style-name="T66">Neka nitka zahteva odstranitev (</text:span><text:span text:style-name="T25">suspension </text:span><text:span text:style-name="T67">⇒</text:span><text:span text:style-name="T68"> </text:span><text:span text:style-name="T25">stopped state</text:span><text:span text:style-name="T66">)</text:span></text:p>
      <text:p text:style-name="P4"><text:span text:style-name="T19"><text:tab/></text:span><text:span text:style-name="T69">• </text:span><text:span text:style-name="T66">Preklop (</text:span><text:span text:style-name="T25">preemption </text:span><text:span text:style-name="T67">⇒</text:span><text:span text:style-name="T68"> </text:span><text:span text:style-name="T25">runnable state</text:span><text:span text:style-name="T66">)</text:span></text:p>
      <text:p text:style-name="P1"><text:span text:style-name="T19"><text:tab/></text:span><text:span text:style-name="T69">• </text:span><text:span text:style-name="T66">Prepusti (</text:span><text:span text:style-name="T25">yielding </text:span><text:span text:style-name="T67">⇒</text:span><text:span text:style-name="T68"> </text:span><text:span text:style-name="T25">runnable state</text:span><text:span text:style-name="T66">)</text:span></text:p>
      <text:p text:style-name="P27"/>
      <text:p text:style-name="P27">SOČASNOST: VZAJEMNO IZKLJUČEVANJE IN SINHRONIZACIJA</text:p>
      <text:p text:style-name="P23"/>
      <text:p text:style-name="P23">1. Kaj obsega sočasnost? (4)</text:p>
      <text:p text:style-name="P49">Komunikacija med procesi, delitev virov, sinhronizacija aktivnosti procesov, zaseganje procesorskega časa.</text:p>
      <text:p text:style-name="P23"/>
      <text:p text:style-name="P23">2. Naštej probleme zaradi sočasnosti. (3)</text:p>
      <text:p text:style-name="P16">Delitev globalnih virov, upravljanje zaseganja virov, lociranje programerskih napak je težko.</text:p>
      <text:p text:style-name="P62">Skrbi zaradi sočasnosti pri OS</text:p>
      <text:p text:style-name="P6"><text:span text:style-name="T19"><text:tab/></text:span><text:span text:style-name="T80">• </text:span><text:span text:style-name="T78">Sledenje aktivnim procesom</text:span></text:p>
      <text:p text:style-name="P6"><text:span text:style-name="T19"><text:tab/><text:tab/></text:span><text:span text:style-name="T98">– PCB</text:span></text:p>
      <text:p text:style-name="P6"><text:span text:style-name="T19"><text:tab/></text:span><text:span text:style-name="T78">• Zaseganje in sproščanje virov</text:span></text:p>
      <text:p text:style-name="P6"><text:span text:style-name="T23"><text:tab/><text:tab/></text:span><text:span text:style-name="T99">– </text:span><text:span text:style-name="T98">Procesorskega časa</text:span></text:p>
      <text:p text:style-name="P6"><text:span text:style-name="T19"><text:tab/><text:tab/></text:span><text:span text:style-name="T98">– Pomnilnika</text:span></text:p>
      <text:p text:style-name="P6"><text:span text:style-name="T19"><text:tab/><text:tab/></text:span><text:span text:style-name="T98">– Datotek</text:span></text:p>
      <text:p text:style-name="P6"><text:span text:style-name="T19"><text:tab/><text:tab/></text:span><text:span text:style-name="T98">– V/I naprav</text:span></text:p>
      <text:p text:style-name="P6"><text:span text:style-name="T19"><text:tab/></text:span><text:span text:style-name="T78">• Zaščita podatkov in virov</text:span></text:p>
      <text:p text:style-name="P6"><text:span text:style-name="T19"><text:tab/></text:span><text:span text:style-name="T78">• </text:span><text:span text:style-name="T12">Rezultat nekega procesa mora biti neodvisen od hitrosti izvajanja drugih sočasnih</text:span><text:span text:style-name="T11"> <text:tab/></text:span><text:span text:style-name="T12">procesov - snov tega poglavja!!!</text:span></text:p>
      <text:p text:style-name="P6"><text:span text:style-name="T11"/></text:p>
      <text:p text:style-name="P23">3. Opiši tipe medsebojnih vplivov procesov.</text:p>
      <text:p text:style-name="P54">Procesi se ne zavedajo obstoja drugih procesov (<text:span text:style-name="T71">tekmovanje</text:span>), </text:p>
      <text:p text:style-name="P49">procesi se posredno zavedajo drugih procesov (<text:span text:style-name="T83">sodelovanje - delitev virov</text:span>), </text:p>
      <text:p text:style-name="P16">procesi se neposredno zavedajo drugih procesov (<text:span text:style-name="T53">sodelovanje</text:span> - procesom so znani ID sodelujočih procesov - <text:span text:style-name="T53">komunikacija</text:span>).</text:p>
      <text:p text:style-name="P23"/>
      <text:p text:style-name="P23">4. Naštej tekmovanja za vire (3).</text:p>
      <text:p text:style-name="P40">Vzajemno izključevanje, smrtni objem, stradanje.</text:p>
      <text:p text:style-name="P23"/>
      <text:p text:style-name="P23">5. Naštej programske rešitve vzajemnega izključevanja.</text:p>
      <text:p text:style-name="P56">Dostop do kritičnega obmoja (vira)</text:p>
      <text:p text:style-name="P36">Le en program je lahko v nekem trenutku na kritičnem območju </text:p>
      <text:p text:style-name="P12"><text:span text:style-name="T86">Primer:</text:span> <text:span text:style-name="T45">le en proces lahko v nekem trenutku pošlje datoteko na tiskalnik (tiskanje od začetka do konca);</text:span></text:p>
      <text:p text:style-name="P16">Ne predpostavljamo strojne podpore, podpore v OS ali programskem jeziku. Poznamo Dekkerjev algoritem in Petersonov algoritem.</text:p>
      <text:p text:style-name="P1"/>
      <text:p text:style-name="P23">6. Naštej strojne rešitve vzajemnega izključevanja.</text:p>
      <text:p text:style-name="P40">Onemogočanje prekinitev, neposredni strojni ukazi.</text:p>
      <text:p text:style-name="P23"/>
      <text:p text:style-name="P23">7. Naštej prednosti in slabosti neposrednih strojnih ukazov.</text:p>
      <text:p text:style-name="P54"><text:span text:style-name="T71">PREDNOSTI</text:span>: uporabno ob poljubnem številu procesov, so enostavni, zatorej preprosto preverljivi, podpirajo več kritičnih območij, vsako ima svojo ključavnico.</text:p>
      <text:p text:style-name="P49"><text:span text:style-name="T83">SLABOSTI</text:span>: čakanje z vrtenjem v prazno, stradanje je možno, smrtni objem.</text:p>
      <text:p text:style-name="P23"/>
      <text:p text:style-name="P23"><text:soft-page-break/></text:p>
      <text:p text:style-name="P23">8. Kaj so semaforji?</text:p>
      <text:p text:style-name="P1"><text:span text:style-name="T59">Posebna </text:span><text:span text:style-name="T54">spremenljivka</text:span><text:span text:style-name="T59"> za signaliziranje(cakaj zmansa, sporoci poveca). </text:span><text:span text:style-name="T54">Proces se ne izvaja dokler ne dobi ustreznega signala.</text:span><text:span text:style-name="T59"> Ima operaciji čakaj in sporoči, sta </text:span><text:span text:style-name="T54">neprekinljivi</text:span><text:span text:style-name="T59"> in </text:span><text:span text:style-name="T54">atomični</text:span><text:span text:style-name="T59">. Tukaj ni čakanja z vrtenjem v prazno.</text:span> </text:p>
      <text:p text:style-name="P23"/>
      <text:p text:style-name="P23">9. Kaj so monitorji?</text:p>
      <text:p text:style-name="P40">Monitor je programski modul, ki zagotavlja ekvivalentno funkcionalnost kot semaforji, a ga je lažje nadzorovati.</text:p>
      <text:p text:style-name="P30">Lastnosti:</text:p>
      <text:p text:style-name="P54"><text:span text:style-name="T81"><text:tab/></text:span>Lokalne podatkovne spremenljivke so dosegljive le monitorju.</text:p>
      <text:p text:style-name="P54"><text:span text:style-name="T81"><text:tab/></text:span>Proces vstopi v monitor tako, da pokliče eno izmed monitorjevih procedur.</text:p>
      <text:p text:style-name="P54"><text:span text:style-name="T81"><text:tab/></text:span>Znotraj monitorja se lahko izvaja le en proces hkrati.<text:bookmark text:name="h.ep88vaaq0nn0"/></text:p>
      <text:p text:style-name="P54"><text:span text:style-name="T81"><text:tab/></text:span><text:span text:style-name="T71">Predaja sporocil:</text:span> oba blokirana, posiljatel ne, prej da, oba ne</text:p>
      <text:p text:style-name="P54"><text:span text:style-name="T81"><text:tab/></text:span>Neposredno, posredno naslavljanje(vrste, postni nabiralnik)</text:p>
      <text:p text:style-name="P1"><text:span text:style-name="T8"/></text:p>
      <text:p text:style-name="P1"><text:span text:style-name="T8">SOČASNOST: SMRTNI OBJEM IN STRADANJE</text:span></text:p>
      <text:p text:style-name="P23"/>
      <text:p text:style-name="P23">1. Kaj je smrtni objem?</text:p>
      <text:p text:style-name="P49"><text:span text:style-name="T83">Trajna zaustavitev množice procesov</text:span>, ki ali tekmujejo za vire ali pa komunicirajo med seboj. Za to ne obstaja neke učinkovite rešitve. Gre za konfliktne potrebe po virih dveh ali več procesov.</text:p>
      <text:p text:style-name="P1"><text:span text:style-name="T9"/></text:p>
      <text:p text:style-name="P1"><text:span text:style-name="T9">2. Nariši potencialni in dejanski smrtni objem.-SLIKA</text:span></text:p>
      <text:p text:style-name="P23"/>
      <text:p text:style-name="P23">3. Kaj je graf alociranja virov?</text:p>
      <text:p text:style-name="P16">To je usmerjen graf, ki prikazuje stanje procesov in virov. <text:span text:style-name="T53">(slike na prosojnicah)</text:span></text:p>
      <text:p text:style-name="P23"/>
      <text:p text:style-name="P23">4. Kakšni so pogoji za potencialni smrtni objem?</text:p>
      <text:p text:style-name="P40"><text:span text:style-name="T96">Vzajemno izključevanje</text:span> (le en proces lahko uporablja vir v nekem časovnem intervalu),</text:p>
      <text:p text:style-name="P54"><text:span text:style-name="T71">drži in čakaj</text:span> (proces lahko alociran vir drži v lasti in hkrati čaka na dostop do drugega),</text:p>
      <text:p text:style-name="P49"><text:span text:style-name="T83">brez sprostitve</text:span> (procesu ne moremo na silo odvzeti njemu alociranega vira)</text:p>
      <text:p text:style-name="P23"/>
      <text:p text:style-name="P23">5. Kakšne so zahteve dejanskega smrtnega objema?</text:p>
      <text:p text:style-name="P16"><text:span text:style-name="T53">Isto kot pri potencialnem le še ciklično čakanje</text:span> (obstaja zaprta veriga procesov, kjer ima vsak proces v lasti en vir, ki ga potrebuje naslednji proces v verigi).</text:p>
      <text:p text:style-name="P23"/>
      <text:p text:style-name="P23">6. Opiši strategijo preprečevanja smrtnega objema.</text:p>
      <text:p text:style-name="P43">Sistem načrtujemo tako, da izločimo možnost smrtnega objema. <text:span text:style-name="T96">Dve glavni metodi </text:span></text:p>
      <text:p text:style-name="P43"><text:span text:style-name="T96">– indirektna</text:span>: prepreci pojavitev vseh pogojev naenkrat ali</text:p>
      <text:p text:style-name="P43"><text:span text:style-name="T96">– direktna:</text:span> prepreci ciklicno cakanje.</text:p>
      <text:p text:style-name="P1"><text:span text:style-name="T31">Preprečevanje vzajemnega izključevanja</text:span><text:span text:style-name="T65"> - ne moremo biti brez tega</text:span>.</text:p>
      <text:p text:style-name="P49"><text:span text:style-name="T29">Preprečvanje “drži in čakaj” </text:span>- rešimo tako, da proces zahteva vse potrebne vire istočasno, če mu ne uspe pa ga blokiramo.</text:p>
      <text:p text:style-name="P16"><text:span text:style-name="T29">Brez sprostitve </text:span>- če proces ne dobi vseh potrebnih virov, mora sprostiti že dodeljene in jih zahtevati ponovno. OS lahko prekine drug proces, ki uporablja potreben vir in zahteva sprostitev le tega.</text:p>
      <text:p text:style-name="P40"><text:span text:style-name="T29">Ciklično čakanje -</text:span> definiramo linearno zaporedje virov, kjer lahko zahtevamo le vire desno od že zaseženega vira.</text:p>
      <text:p text:style-name="P1"><text:span text:style-name="T6"/></text:p>
      <text:p text:style-name="P23">7. Naštej pristopa izogibanja smrtnemu objemu.</text:p>
      <text:p text:style-name="P57"><text:span text:style-name="T71">Zavrnitev zagona novega procesa</text:span> (ne zažene procesa, če bi lahko njegove zahteve po virih pripeljale do smrtnega objema).<text:span text:style-name="T19"> </text:span></text:p>
      <text:p text:style-name="P37"><text:span text:style-name="T19">Proces zaženemo le, če: </text:span><text:span text:style-name="T11">maksimalnoštevilo zahtev trenutnih procesov +</text:span></text:p>
      <text:p text:style-name="P38"><text:span text:style-name="T11">zahteve novega procesa ≤ števila vsehvirov</text:span></text:p>
      <text:p text:style-name="P6"><text:span text:style-name="T11"><text:tab/></text:span><text:span text:style-name="T47">• Ni optimalno</text:span></text:p>
      <text:p text:style-name="P4"><text:span text:style-name="T19"><text:tab/><text:tab/></text:span><text:span text:style-name="T88">– </text:span><text:span text:style-name="T85">Predpostavlja najslabše: da bodo vsi procesizahtevali svoje vire istočasno</text:span></text:p>
      <text:p text:style-name="P18"><text:span text:style-name="T53">Zavrnitev alokacije vira</text:span> (ne dovoli alokacije vira procesu, če lahko ta alokacija privede do smrtnega objema). Bančniski algoritem, varno stanje, kriticno stanje</text:p>
      <text:p text:style-name="P23"/>
      <text:p text:style-name="P23">8. Opiši algoritem zaznavanja smrtnega objema.</text:p>
      <text:p text:style-name="P40">Preprečevalne zelo restriktivne, strategije zaznave delujejo nasprotno. <text:span text:style-name="T96">Prosojnice (113).</text:span><text:bookmark text:name="h.i0v2dx8fenfc"/></text:p>
      <text:p text:style-name="P27"/>
      <text:p text:style-name="P27"><text:soft-page-break/></text:p>
      <text:p text:style-name="P27"/>
      <text:p text:style-name="P27">UPRAVLJANJE S POMNILNIKOM</text:p>
      <text:p text:style-name="P23"/>
      <text:p text:style-name="P23">1. Kaj je okvir, stran in segment?</text:p>
      <text:p text:style-name="P54"><text:span text:style-name="T29">OKVIR</text:span> - blok glavnega spomina fiksne dolžine.</text:p>
      <text:p text:style-name="P49"><text:span text:style-name="T29">STRAN</text:span> - blok sekundarnega spomina fiksne dolžine.</text:p>
      <text:p text:style-name="P16"><text:span text:style-name="T29">SEGMENT</text:span> - blok sekundarnega spomina spremenljive dolžine.</text:p>
      <text:p text:style-name="P1"><text:span text:style-name="T30"/></text:p>
      <text:p text:style-name="P1"><text:span text:style-name="T9">2. Kaj je sprememba lokacije (relocation)?</text:span></text:p>
      <text:p text:style-name="P40">Šele, ko je program naložen v pomnilnik se določijo dejanske pomnilniške lokacije. Zaradi odstranjevanja lahko proces med izvajanjem zaseda različne particije, torej se spreminjajo tudi absolutne lokacije. Tudi zgoščevanje povzroči, da proces zaseda različne particije, torej se tudi tukaj spreminjajo absolutne lokacije.</text:p>
      <text:p text:style-name="P23"/>
      <text:p text:style-name="P23">3. Naštej zahteve za upravljanje s pomnilnikom.</text:p>
      <text:p text:style-name="P1"><text:span text:style-name="T73">Sprememba lokacije, zaščita</text:span><text:span text:style-name="T65">(proces nebi smel dostopati do pomnilniskih lokacij drugega procesa brez dovoljenja),</text:span> <text:span text:style-name="T86">delitev</text:span><text:span text:style-name="T45">(vec uporabnikov dostopa do pom),</text:span> <text:span text:style-name="T54">logična organizacija</text:span><text:span text:style-name="T59">(predstavitev problema z uporab stalisca-moduli),</text:span> <text:span text:style-name="T97">fizična organizacija</text:span><text:span text:style-name="T76">(pretok med nivoji pomnilinika),</text:span></text:p>
      <text:p text:style-name="P23"/>
      <text:p text:style-name="P23">4. Naštej tehnike upravljanja.</text:p>
      <text:p text:style-name="P31">Razdeljevanje/particioniranje:</text:p>
      <text:p text:style-name="P12"><text:tab/><text:span text:style-name="T65">- nespremenljivo-particije enake velikosti , notranja drobitev, uporaba gl. Pom ni ucinkovita,</text:span></text:p>
      <text:p text:style-name="P12"><text:tab/><text:span text:style-name="T65">- razlicne velikosti, minimizirano notranjo drobitev, problem, neizrabljenosti velikih particij ker </text:span><text:tab/><text:span text:style-name="T65">damo v na</text:span><text:span text:style-name="T70">j</text:span><text:span text:style-name="T65">manjso mozno;</text:span></text:p>
      <text:p text:style-name="P12"><text:tab/><text:span text:style-name="T65">- dinamicno razdeljevanje razl vel, st se prem, luknje v pom, zun drobitev , zgoscevanje</text:span></text:p>
      <text:p text:style-name="P12"><text:span text:style-name="T50">O</text:span><text:span text:style-name="T45">stranjevanje,</text:span> </text:p>
      <text:p text:style-name="P20"><text:span text:style-name="T39">S</text:span>egmentacija</text:p>
      <text:p text:style-name="P23"/>
      <text:p text:style-name="P23">5. Opiši algoritem zasedanja particij.</text:p>
      <text:p text:style-name="P40">Ali s particijami enake velikosti ali s particijami različnih velikosti. <text:span text:style-name="T96">OS</text:span> se mora odločiti kateri prazen blok bo zasedel nov proces. Tukaj uporabimo algoritem <text:span text:style-name="T96">najboljšega ujemanja</text:span> ali algo<text:span text:style-name="T96">ritem prvega ujemanja</text:span> ali <text:span text:style-name="T96">algoritem naslednjega ujemanja.</text:span></text:p>
      <text:p text:style-name="P23"/>
      <text:p text:style-name="P24">• <text:span text:style-name="T102">Najboljše ujemanje (</text:span>Best fit<text:span text:style-name="T102">)</text:span>: </text:p>
      <text:p text:style-name="P68"><text:tab/><text:span text:style-name="T65">– Izbere blok, ki je po velikosti najbližji zahtevi</text:span></text:p>
      <text:p text:style-name="P68"><text:tab/><text:span text:style-name="T45">– Daje najslabše rezultate</text:span></text:p>
      <text:p text:style-name="P68"><text:tab/><text:span text:style-name="T59">– Ker vedno najde najmanjši blok, ki ustreza procesu,ostanejo tudi zelo majhni prazni deli, to </text:span><text:span text:style-name="T82"><text:tab/></text:span><text:span text:style-name="T59">pa pomeni, da sepostopek zgoščevanja mora uporabiti pogosteje</text:span></text:p>
      <text:p text:style-name="P24">• Algoritem pvega ujemanja (first-fit)</text:p>
      <text:p text:style-name="P15"><text:tab/><text:span text:style-name="T76">– Pomnilnik preiskuje od začetka in izbere prvi blok, </text:span><text:span text:style-name="T79">k</text:span><text:span text:style-name="T76">i je dovolj velik</text:span></text:p>
      <text:p text:style-name="P15"><text:tab/><text:span text:style-name="T65">– Najhitrejši</text:span></text:p>
      <text:p text:style-name="P15"><text:tab/><text:span text:style-name="T45">– Veliko procesov je lahko naloženih nazačetku pomnilnika, katerega moramovedno preiskati,</text:span> <text:tab/><text:span text:style-name="T45">ko iščemo nov prazen blok</text:span></text:p>
      <text:p text:style-name="P26"><text:span text:style-name="T19">• Algoritem naslednjega ujemanja (</text:span><text:span text:style-name="T24">nextfit</text:span><text:span text:style-name="T19">)</text:span></text:p>
      <text:p text:style-name="P7"><text:span text:style-name="T19"><text:tab/></text:span><text:span text:style-name="T60">– Preišče pomnilnik od lokacije zadnjevstavljenega procesa</text:span></text:p>
      <text:p text:style-name="P7"><text:span text:style-name="T19"><text:tab/></text:span><text:span text:style-name="T78">– Velikokrat zasede blok pomnilnika na koncu pomnilniškega prostora, kjer senavadno nahaja</text:span><text:span text:style-name="T19"> <text:tab/></text:span><text:span text:style-name="T78">največji prazen blok</text:span></text:p>
      <text:p text:style-name="P7"><text:span text:style-name="T19"><text:tab/></text:span><text:span text:style-name="T69">– </text:span><text:span text:style-name="T66">Ta blok se posledično razdeli na manjšebloke</text:span></text:p>
      <text:p text:style-name="P7"><text:span text:style-name="T19"><text:tab/></text:span><text:span text:style-name="T47">– Da ponovno ustvarimo večji blok na koncupomnilniškega prostora je potrebnozgoščevanje</text:span></text:p>
      <text:p text:style-name="P23"/>
      <text:p text:style-name="P23">6. Opiši sistem prijateljev (buddy system).</text:p>
      <text:p text:style-name="P16">Celoten pomnilnik je obravnavan kot en blok <text:span text:style-name="T53">velikosti 2^U</text:span>. Če pride do zahteve z velikostjo s za katero velja <text:span text:style-name="T53">2^U-1 &lt; s &lt;= 2^U</text:span>, potem se zaseže celoten blok. Sicer pa se <text:span text:style-name="T53">razdeli na dva enaka bloka</text:span>. Proces se nadaljuje dokler se ne ustvari <text:span text:style-name="T53">najmanjši blok</text:span>, ki je večji od ali enak <text:span text:style-name="T53">velikosti zahteve s.</text:span></text:p>
      <text:p text:style-name="P23"/>
      <text:p text:style-name="P23">7. Kakšne naslove poznamo?</text:p>
      <text:p text:style-name="P40"><text:span text:style-name="T96">Logični</text:span> (podaja lokacijo neodvisno od trenutnega stanja v pomnilniku, potrebna preslikava v fizični naslov).</text:p>
      <text:p text:style-name="P54"><text:span text:style-name="T71">Relativni</text:span> (naslov je izražen relativno glede na neko znano točko).</text:p>
      <text:p text:style-name="P49"><text:span text:style-name="T83">Fizični/absolutni</text:span> (Absolutni naslov oz dejanska lokacija v glavnem pomnilniku).</text:p>
      <text:p text:style-name="P23"><text:soft-page-break/></text:p>
      <text:p text:style-name="P23"/>
      <text:p text:style-name="P23">8. Kaj je ostranjevanje?</text:p>
      <text:p text:style-name="P16">Razdelitev pomnilnika na majhne dele enake velikosti, hkrati pa razdelitev vsakega procesa v dele iste velikosti. <text:span text:style-name="T53">Zunanje drobitve ni, notranja je prisotna le pri zadni strani procesa</text:span>. OS vzdržuje tabelo strani za vsak proces (vsebuje lokacijo okvirja za vsako stran procesa. Pomnilniški naslov je sestavljen iz številke strani in odmika znotraj strani.</text:p>
      <text:p text:style-name="P23"/>
      <text:p text:style-name="P23">9. Kaj je segmentacija?</text:p>
      <text:p text:style-name="P40">Segmenti so lahko različnih velikosti. OS vzdržuje tabelo segmentov za vsak proces. Naslavljanje s številko segmenta in odmikom.</text:p>
      <text:p text:style-name="P54">Zaradi neenakosti segmentov je ta tehnika podobna dinamičnemu razdeljevanju. Ni notranje drobitve, je pa zunanja, ki pa je manjša zaradi drobljenja procesa na manjše dele, ki niso nujno zvezni v pomnilniku.<text:bookmark text:name="h.3f6org8zxxjp"/></text:p>
      <text:p text:style-name="P39"><text:span text:style-name="T19">Naslovi</text:span></text:p>
      <text:p text:style-name="P8"><text:span text:style-name="T19"><text:tab/></text:span><text:span text:style-name="T85">• Logični</text:span></text:p>
      <text:p text:style-name="P8"><text:span text:style-name="T19"><text:tab/><text:tab/></text:span><text:span text:style-name="T47">– Podaja lokacijo neodvisno od trenutnega stanja v pomnilniku</text:span></text:p>
      <text:p text:style-name="P8"><text:span text:style-name="T19"><text:tab/><text:tab/></text:span><text:span text:style-name="T47">– Potrebna je preslikava v fizični naslov</text:span></text:p>
      <text:p text:style-name="P9"><text:span text:style-name="T19"><text:tab/></text:span><text:span text:style-name="T85">• Relativni</text:span></text:p>
      <text:p text:style-name="P8"><text:span text:style-name="T19"><text:tab/><text:tab/></text:span><text:span text:style-name="T52">– </text:span><text:span text:style-name="T47">Naslov je izražen relativno glede na neko znanotočko (npr. začetek programa)</text:span></text:p>
      <text:p text:style-name="P8"><text:span text:style-name="T19"><text:tab/></text:span><text:span text:style-name="T85">• Fizični /absolutni</text:span></text:p>
      <text:p text:style-name="P8"><text:span text:style-name="T19"><text:tab/><text:tab/></text:span><text:span text:style-name="T47">– Absolutni naslov oziroma dejanska lokacija v glavnem pomnilniku</text:span></text:p>
      <text:p text:style-name="P70"/>
      <text:p text:style-name="P67"><text:span text:style-name="T40">I</text:span>zvajanje programa</text:p>
      <text:p text:style-name="P18"><text:span text:style-name="T19">1. OS prenese v glavni pomnilnik nekaj delov programa</text:span></text:p>
      <text:p text:style-name="P19"><text:span text:style-name="T19">2. Rezidenčna množica – deli procesa, ki so v glavnem pomnilniku</text:span></text:p>
      <text:p text:style-name="P19"><text:span text:style-name="T19">3. Prekinitev se sproži, ko je naslovljena lokacija, ki ni v glavnem pomnilniku(</text:span><text:span text:style-name="T24">memory access fault</text:span><text:span text:style-name="T19">)</text:span></text:p>
      <text:p text:style-name="P18"><text:span text:style-name="T19">4. OS postavi proces v blokirano stanje Izvajanje programa</text:span></text:p>
      <text:p text:style-name="P65"><text:span text:style-name="T19">5. Del procesa, ki vsebuje logičen naslov, se prenese v glavni pomnilnik</text:span></text:p>
      <text:p text:style-name="P8"><text:span text:style-name="T19"><text:tab/></text:span><text:span text:style-name="T60">– OS izda zahtevo po branju z diska</text:span></text:p>
      <text:p text:style-name="P4"><text:span text:style-name="T19"><text:tab/></text:span><text:span text:style-name="T61">– </text:span><text:span text:style-name="T60">Medtem ko poteka V/I operacija se izvajanek drug proces</text:span></text:p>
      <text:p text:style-name="P4"><text:span text:style-name="T19"><text:tab/></text:span><text:span text:style-name="T61">– </text:span><text:span text:style-name="T60">Po koncu V/I operacije pride do V/Iprekinitve, ki vrne nadzor OSu in ta</text:span></text:p>
      <text:p text:style-name="P4"><text:span text:style-name="T19"><text:tab/></text:span><text:span text:style-name="T60">postavi naš blokiran proces v stanje pripravljenosti</text:span></text:p>
      <text:p text:style-name="P27"/>
      <text:p text:style-name="P27">NAVIDEZNI POMNILNIK</text:p>
      <text:p text:style-name="P23"/>
      <text:p text:style-name="P23">1. Kaj je problem smetenja (tras<text:span text:style-name="T41">h</text:span>ing) ?</text:p>
      <text:p text:style-name="P40"><text:span text:style-name="T96">Problem</text:span>: odstranitev dela procesa iz pomnilnika ravno takrat, ko bo spet potreben.</text:p>
      <text:p text:style-name="P54"><text:span text:style-name="T71">Posledica:</text:span> procesor porabi večino časa za odstranjevanje in nalaganje delov, namesto da bi izvrševal uporabniške ukaze.</text:p>
      <text:p text:style-name="P49"><text:span text:style-name="T83">Rešitev: </text:span>algoritmi v OS, ki na podlagi nedavnega dogajanja poskušajo uganiti, kateri deli v bližni prihodnosti ne bodo potrebni.</text:p>
      <text:p text:style-name="P1"><text:span text:style-name="T9"/></text:p>
      <text:p text:style-name="P1"><text:span text:style-name="T9">2. Kaj pravi princip lokalnosti?</text:span></text:p>
      <text:p text:style-name="P16"><text:span text:style-name="T53">Pravi da sklici procesa v kodi in na podatke stremijo k zgoščevanju.</text:span> Torej drži, da bo v nekem kratkem časovnem intervalu potrebnih le nekaj delov procesa. Moramo le pametno določiti dele, ki bodo potrebni v bližnji prihodnosti. Vse to namiguje, da je shema navid. pomnilnika učinkovita.</text:p>
      <text:p text:style-name="P23"/>
      <text:p text:style-name="P23">3. Kaj je način zajemanja (fetch)?</text:p>
      <text:p text:style-name="P1"><text:span text:style-name="T76">Pove, kdaj naj se stran prenese v glavni pomnilnik.</text:span> <text:span text:style-name="T82">Ali ob </text:span><text:span text:style-name="T73">zahtevi</text:span><text:span text:style-name="T65"> (prenese se le, ko pride do sklica na naslov znotraj strani) </text:span>ali <text:span text:style-name="T86">predhodno ostranjevanje</text:span><text:span text:style-name="T45"> (prenese več strani kot potrebno).</text:span></text:p>
      <text:p text:style-name="P23"/>
      <text:p text:style-name="P23">4. Kaj je način zamenjave (replacment)?</text:p>
      <text:p text:style-name="P16"><text:span text:style-name="T53">Pove, katero stran zamenjati</text:span>. Odstranjena stran naj bo tista, ki ima najmanjšo verjetnost, da bo uporabljena v bližnji prihodnosti.</text:p>
      <text:p text:style-name="P23"/>
      <text:p text:style-name="P23">5. Naštej osnovne zamenjevalne algoritme.</text:p>
      <text:p text:style-name="P1"><text:span text:style-name="T97">Optimalni</text:span><text:span text:style-name="T76"> (zamenjaj tisto, ki bo potrebna najkasneje)</text:span>, <text:span text:style-name="T73">LRU</text:span><text:span text:style-name="T65"> (zamenja se stran, ki je nismo uporabili najdlje),</text:span> <text:span text:style-name="T86">FIFO</text:span><text:span text:style-name="T45"> (okvirje strani procesa obravnava kot krožni vmesnik),</text:span> <text:span text:style-name="T54">princip ure</text:span><text:span text:style-name="T59"> (poskus aproksimacije učinkov.</text:span> <text:span text:style-name="T76">LRU ob minimalni količini dodatnega dela, vmesnik za strani</text:span>.</text:p>
      <text:p text:style-name="P23"/>
      <text:p text:style-name="P23"><text:soft-page-break/>6. Opiši problem optimalnega zamenjevalnega algoritma.</text:p>
      <text:p text:style-name="P58">Zelo dober, vendar nemogoč za implementacijo, saj prihodnosti ne poznamo natančno.</text:p>
      <text:p text:style-name="P13"><text:span text:style-name="T9"/></text:p>
      <text:p text:style-name="P13"><text:span text:style-name="T9">7. Opiši LRU.</text:span></text:p>
      <text:p text:style-name="P49">Zamenja se stran, ki je <text:span text:style-name="T83">nismo uporabili najdlje.</text:span> Po principu lokalnosti je to stran, ki ima najmanjšo verjetnost, da bo uporabljena v bližnji prihodnosti. Vsaka stran lahko vsebuje časovno značko zadnje uporabe. Žal to predstavlja ogromno dodatnega dela za procesor.</text:p>
      <text:p text:style-name="P23"/>
      <text:p text:style-name="P23">8. Opiši FIFO.</text:p>
      <text:p text:style-name="P16">Okvirje strani obravnava kot <text:span text:style-name="T53">krožni vmesnik</text:span>. Strani so odstranjene v stilu round-robin. <text:span text:style-name="T53">Najenostavnejši</text:span> način za implementacijo. Stran, ki je najdlje v pomnilniku je torej zamenjana. Slabost je v tem da lahko te strani kaj hitro spet potrebujemo.</text:p>
      <text:p text:style-name="P23"/>
      <text:p text:style-name="P23">9. Kaj pravi princip ure (clock policy)?</text:p>
      <text:p text:style-name="P40">Poskus aproksimacije učinkovitosti LRU ob minimalni količini dodatnega dela. Ima dodaten bit imenovan <text:span text:style-name="T32">uporaba</text:span>. Ko je stran <text:span text:style-name="T96">prvič</text:span> naložena se nastavi na <text:span text:style-name="T96">nič</text:span>, ob <text:span text:style-name="T96">uporabi</text:span> strani na <text:span text:style-name="T96">1</text:span>. Ko je treba stran zamenjati, se zamenja <text:span text:style-name="T96">prvi okvir, ki ima vrednost bita 0</text:span>. Med iskanjem okvirja se vsak bit iz 1 spremeni v 0.</text:p>
      <text:p text:style-name="P23"/>
      <text:p text:style-name="P23">10. Kaj je vmesnik za strani (page buffering)?</text:p>
      <text:p text:style-name="P54">To je FIFO z <text:span text:style-name="T71">izboljšanjo učinkovitostjo</text:span>. Stran, ki je bila izbrana za zamenjavo se raje doda v enega izmed dveh spiskov (spisek praznih strani ali spisek spremenjenih strani). V primeru, da je stran spet potrebna, je še vedno v glavnem pomnilniku.</text:p>
      <text:p text:style-name="P23"/>
      <text:p text:style-name="P23">11. Kaj je način čiščenja?</text:p>
      <text:p text:style-name="P49">Pove, kdaj naj se spremenjena stran prenese na pomožni pomnilnik. Nasprotno načinu zajemanja. Lahko je ob <text:span text:style-name="T83">zahtevi</text:span> (stran se prenese na pomožni pomnilnik le, ko je izbrana za zamenjavo) ali <text:span text:style-name="T83">predhodno čiščenje</text:span> (strani se prenesejo v svežnju. Najboljši je pristop z vmesnikom za strani.<text:bookmark text:name="h.387e93io3hzr"/></text:p>
      <text:p text:style-name="P63">Velikost reziden<text:span text:style-name="T42">č</text:span>ne mno<text:span text:style-name="T42">ž</text:span>ice strani procesa:</text:p>
      <text:p text:style-name="P1"><text:tab/><text:span text:style-name="T54">- Nespremenljiva velikost.</text:span><text:span text:style-name="T59"> Procesu se da na razpolago fiksno </text:span><text:span text:style-name="T62">š</text:span><text:span text:style-name="T59">tevilo strani, znotraj katerih se</text:span> <text:tab/><text:span text:style-name="T59">mora izvajati. Ko pride do zahteve po prenosu nove strani v pomnilnik (page fault), se zamenja</text:span> <text:tab/><text:span text:style-name="T59">ena od strani tega procesa.</text:span> </text:p>
      <text:p text:style-name="P13"><text:tab/><text:span text:style-name="T54">- Spremenljiva velikost.</text:span><text:span text:style-name="T59"> </text:span><text:span text:style-name="T62">Š</text:span><text:span text:style-name="T59">tevilo strani procesa se spreminja skozinjegov </text:span><text:span text:style-name="T62">ž</text:span><text:span text:style-name="T59">ivljenski cikel</text:span></text:p>
      <text:p text:style-name="P13"><text:tab/><text:tab/><text:span text:style-name="T54">- Spremenljiva velikost, globalna zamenjava</text:span></text:p>
      <text:p text:style-name="P13"><text:tab/><text:tab/><text:tab/><text:span text:style-name="T59">1. OS vzdr.uje seznam praznih okvirjev</text:span></text:p>
      <text:p text:style-name="P13"><text:tab/><text:tab/><text:tab/><text:span text:style-name="T59">2. Prazen okvir se doda reziden</text:span><text:span text:style-name="T62">č</text:span><text:span text:style-name="T59">ni mno</text:span><text:span text:style-name="T62">ž</text:span><text:span text:style-name="T59">ici strani procesa, ko pride do zahteve</text:span> <text:tab/><text:tab/><text:tab/><text:span text:style-name="T59">po prenosu nove strani v pomnilnik (page fault)</text:span></text:p>
      <text:p text:style-name="P13"><text:tab/><text:tab/><text:tab/><text:span text:style-name="T59">3. </text:span><text:span text:style-name="T62">Č</text:span><text:span text:style-name="T59">e ni praznega okvirja na voljo, zamenjaj enega od kateregakoli procesa. </text:span><text:tab/><text:tab/><text:tab/><text:tab/><text:span text:style-name="T59">Najla</text:span><text:span text:style-name="T62">ž</text:span><text:span text:style-name="T59">ja implementacija</text:span></text:p>
      <text:p text:style-name="P13"><text:tab/><text:tab/><text:span text:style-name="T54">- S</text:span><text:span text:style-name="T56">p</text:span><text:span text:style-name="T54">remenljiva velikost,lokalna zamenjava</text:span></text:p>
      <text:p text:style-name="P13"><text:tab/><text:tab/><text:tab/><text:span text:style-name="T59">1. Ko dodamo nov proces, se mu dodeli neko </text:span><text:span text:style-name="T62">š</text:span><text:span text:style-name="T59">tevilo okvirjev stran na podlagi</text:span> <text:tab/><text:tab/><text:tab/><text:tab/><text:span text:style-name="T59">tipaaplikacije, zahteve programa ipd.</text:span></text:p>
      <text:p text:style-name="P13"><text:tab/><text:tab/><text:tab/><text:span text:style-name="T59">2. Ko pride do zahteve po prenosu nove strani v pomnilnik (page fault), se </text:span><text:tab/><text:tab/><text:tab/><text:tab/><text:span text:style-name="T59">izbere in zamenja ena stran iz reziden</text:span><text:span text:style-name="T62">č</text:span><text:span text:style-name="T59">ne mno</text:span><text:span text:style-name="T62">ž</text:span><text:span text:style-name="T59">ice strani procesa, ki je </text:span><text:tab/><text:tab/><text:tab/><text:tab/><text:span text:style-name="T62">z</text:span><text:span text:style-name="T59">ahteval prenos</text:span></text:p>
      <text:p text:style-name="P1"><text:tab/><text:tab/><text:tab/><text:span text:style-name="T59">3. Vsake toliko </text:span><text:span text:style-name="T62">č</text:span><text:span text:style-name="T59">asa ponovno oceni potrebo po </text:span><text:span text:style-name="T62">š</text:span><text:span text:style-name="T59">tevilu okvirjev posameznega <text:tab/></text:span><text:tab/><text:tab/><text:tab/><text:span text:style-name="T59">procesa in natoustrezno korigiraj to </text:span><text:span text:style-name="T62">š</text:span><text:span text:style-name="T59">tevilo</text:span></text:p>
      <text:p text:style-name="P27"/>
      <text:p text:style-name="P27">ENOPROCESORSKO RAZPOREJANJE</text:p>
      <text:p text:style-name="P27"/>
      <text:p text:style-name="P28">Cilji razporejanja</text:p>
      <text:p text:style-name="P69">• Optimizacija odzivnega časa</text:p>
      <text:p text:style-name="P69">• Optimizacija pretočnosti</text:p>
      <text:p text:style-name="P69">• Izraba zmogljivosti procesorja</text:p>
      <text:p text:style-name="P23"/>
      <text:p text:style-name="P23"/>
      <text:p text:style-name="P23"/>
      <text:p text:style-name="P23"/>
      <text:p text:style-name="P23"/>
      <text:p text:style-name="P23"/>
      <text:p text:style-name="P23"/>
      <text:p text:style-name="P23"><text:soft-page-break/>1. Naštej tipe razporejanja.</text:p>
      <text:p text:style-name="P1"><text:span text:style-name="T86">Dolgoročno</text:span><text:span text:style-name="T45"> (odločitev o dodajanju novih procesov, odloci kateri programi se bodo izvajali, nadzoruje stopnjo multiprogramiranja),</text:span> <text:span text:style-name="T54">srednjeročno</text:span><text:span text:style-name="T59"> (odločitev o dodajanju k procesom, ki so delno ali v celoti v glavnem pomnilniku, del funkcije ostranjevanja, po potrebi upravljanja stopnje multiprogramiranja),</text:span> <text:span text:style-name="T97">kratkoročno</text:span><text:span text:style-name="T76"> (odločitev o tem kateri proces se bo izvajal na procesorju-uporabnisko usmerjeni, sistemsko usmerjeni),</text:span> <text:span text:style-name="T73">V/I razporejanje</text:span><text:span text:style-name="T65"> (odločitev o tem, kateremu procesu oz. kateri V/I zahtevi bo na razpolago V/I naprava.</text:span></text:p>
      <text:p text:style-name="P23"/>
      <text:p text:style-name="P23">2. Naštej algoritme razporejanja.</text:p>
      <text:p text:style-name="P1"><text:span text:style-name="T45">Prioritetno, najprej najstarejši (FCFS)</text:span>, <text:span text:style-name="T59">kriteri konstanten časovne rezine (RR),</text:span> <text:span text:style-name="T76">najprej najkrajši (SPN),</text:span> <text:span text:style-name="T65">najprej tisti z najkrajšim preostankom časa (SRT),</text:span> n<text:span text:style-name="T45">ajprej tisti z največjim odzivnim razmerjem (HRRN),</text:span> r<text:span text:style-name="T59">apzporejanje s povratnim odgovorom (feedback),</text:span> <text:span text:style-name="T76">pravično rarzporejanje (FSS).</text:span></text:p>
      <text:p text:style-name="P23"/>
      <text:p text:style-name="P23">3. Opiši prioritetno razporejanje.</text:p>
      <text:p text:style-name="P1"><text:span text:style-name="T65">Razporejevalnik vedno izbere proces z </text:span><text:span text:style-name="T73">največjo prioriteto</text:span><text:span text:style-name="T65">. Ima množico vrst za stanje pripravljenosti, ki predstavljajo vse možne prioritete. </text:span><text:span text:style-name="T73">Procesi z nižjo prioriteto lahko stradajo.</text:span></text:p>
      <text:p text:style-name="P23"/>
      <text:p text:style-name="P23">4. Opiši FCFS.</text:p>
      <text:p text:style-name="P49">Vsak proces se postavi v vrsto pripravljenih procesov (nepreklopen način). Ko se trenutni proces neha izvajati, se začne izvajati <text:span text:style-name="T83">najstarejši proces v vrsti pripravljenih procesov</text:span>. Deluje bolje za daljše procese in procese, ki veliko uporabljajo procesor.</text:p>
      <text:p text:style-name="P23"/>
      <text:p text:style-name="P23">5. Opiši RR.</text:p>
      <text:p text:style-name="P16">Med procesi preklaplja <text:span text:style-name="T53">na osnovi časa</text:span>. Določi se dolžina izvajanja vsakega procesa. Ura v periodičnih intervalih tvori prekinitve. Ko pride do prekinitve, se trenutno izvajani proces prekine in se postavi v vrsto pripravljenih procesov.</text:p>
      <text:p text:style-name="P23"/>
      <text:p text:style-name="P23">6. Opiši SPN.</text:p>
      <text:p text:style-name="P40">Nepreklopen način izvajanja razporejanja. Za izvajanje se izbere <text:span text:style-name="T96">proces z najkrajšim pričakovanim časom izvajanja.</text:span> Kratek proces prehiti daljše. Oceniti mora čas izvajanja. Napovedljivost za daljše procese je težja. Če ocenjen čas procesa ni točen, ga lahko OS prekine. <text:span text:style-name="T96">Možnost stradanja daljših procesov.</text:span></text:p>
      <text:p text:style-name="P23"/>
      <text:p text:style-name="P23">7. Opiši SRT.</text:p>
      <text:p text:style-name="P54">Preklopna različica SPN. Tudi ta mora oceniti čas izvajanja.</text:p>
      <text:p text:style-name="P23"/>
      <text:p text:style-name="P23">8. Opiši HRRN.</text:p>
      <text:p text:style-name="P49">Nepreklopen način. Izbere proces z največjim razmerjem <text:span text:style-name="T83">(čas čakanja + pričakovan čas izvajanja) / pričakovan čas izvajanja.</text:span></text:p>
      <text:p text:style-name="P49">Tudi ta mora oceniti čas izvajanja.</text:p>
      <text:p text:style-name="P23"/>
      <text:p text:style-name="P23">9. Opiši feedback razporejanje.</text:p>
      <text:p text:style-name="P16">Ne poznamo pričakovanega časa izvajanja. Kaznuje procese, ki trajajo dlje <text:span text:style-name="T53">(nižanje prioritete),</text:span> preklopen način izvajanja razporejanja.</text:p>
      <text:p text:style-name="P23"/>
      <text:p text:style-name="P23">10. Opiši FSS.</text:p>
      <text:p text:style-name="P40"><text:span text:style-name="T96">Pravično razporejanje.</text:span> Uporabniška aplikacija teče kot množica procesov. A uporabnika zanima le učinkovitost delovanja celotne aplikacije. Torej bi bilo dobro, da razporejevalnik sprejema odločitve na podlagi množic procesov. <text:span text:style-name="T96">Uporaba uteži</text:span>, ki definirajo uporabnikov del virov.<text:bookmark text:name="h.9wnneaflbhn8"/></text:p>
      <text:p text:style-name="P27"/>
      <text:p text:style-name="P27">VEČPROCESORSKO RAZPOREJANJE IN RAZPOREJANJE V REALNEM ČASU</text:p>
      <text:p text:style-name="P23"/>
      <text:p text:style-name="P23">1. Naštej večprocesorske sisteme.</text:p>
      <text:p text:style-name="P54">Gruča, <text:span text:style-name="T44">funkcijsko specializiran procesor</text:span>, <text:span text:style-name="T58">zgoščeno multiprocesiranje.</text:span></text:p>
      <text:p text:style-name="P23"/>
      <text:p text:style-name="P23"/>
      <text:p text:style-name="P23"/>
      <text:p text:style-name="P23"/>
      <text:p text:style-name="P23"/>
      <text:p text:style-name="P23"/>
      <text:p text:style-name="P23"/>
      <text:p text:style-name="P23"><text:soft-page-break/>2. Opiši na kratko vzporednosti.</text:p>
      <text:p text:style-name="P78"><text:span text:style-name="T96">Neodvisna vzporednost</text:span> - neodvisne aplikacije brez eksplicitne sinhronizacije (delitev proc. časa)</text:p>
      <text:p text:style-name="P79"><text:span text:style-name="T71">Redko in zelo redko odvisna vzporednost</text:span> - sinhronizacija med procesi je redka.</text:p>
      <text:p text:style-name="P80"><text:span text:style-name="T83">Srednje pogosto odvisna vzporednost </text:span>- vzporedno procesiranje ali večopravilnost znotraj ene aplikacije. Aplikacija je predstavljena z množico nitk. Nitke si navadno pogosto izmenjujejo podatke. Sinhronizacijski interval: 20-200 ukazov.</text:p>
      <text:p text:style-name="P16"><text:span text:style-name="T104">Pogosto odvisna vzporednos</text:span><text:span text:style-name="T33">t</text:span><text:span text:style-name="T29"> </text:span>- veliko kompleksnejša uporaba vzporednosti kot pri nitkah. Gre za specializirano in razdrobljeno področje z veliko pristopi. Interval &lt; 20 ukazov.</text:p>
      <text:p text:style-name="P1"/>
      <text:p text:style-name="P62">Dodelitev procesov procesorjem:</text:p>
      <text:p text:style-name="P4"><text:span text:style-name="T19"><text:tab/></text:span><text:span text:style-name="T80">• </text:span><text:span text:style-name="T78">Obravnavaj procesorje kot množico enakovrednih virov in dodeljuj na zahtevo (statično ali</text:span><text:span text:style-name="T19"> <text:tab/></text:span><text:span text:style-name="T78">dinamično?)</text:span></text:p>
      <text:p text:style-name="P4"><text:span text:style-name="T19"><text:tab/></text:span><text:span text:style-name="T99">• </text:span><text:span text:style-name="T98">Permanentna dodelitev procesa procesorju</text:span></text:p>
      <text:p text:style-name="P10"><text:span text:style-name="T19"><text:tab/><text:tab/></text:span><text:span text:style-name="T80">– </text:span><text:span text:style-name="T78">Vzdrževanje posebne kratkoročne vrste procesov za vsak procesor</text:span></text:p>
      <text:p text:style-name="P10"><text:span text:style-name="T19"><text:tab/><text:tab/></text:span><text:span text:style-name="T78">– Manj dodatnega dela</text:span></text:p>
      <text:p text:style-name="P10"><text:span text:style-name="T19"><text:tab/><text:tab/></text:span><text:span text:style-name="T78">– A eden izmed procesorjev je tako lahko nedejaven,medtem ko je drug lahko <text:tab/></text:span><text:span text:style-name="T19"><text:tab/><text:tab/><text:tab/></text:span><text:span text:style-name="T78">preobremenjen</text:span></text:p>
      <text:p text:style-name="P10"><text:span text:style-name="T19"><text:tab/></text:span><text:span text:style-name="T99">• </text:span><text:span text:style-name="T98">Globalna vrsta</text:span></text:p>
      <text:p text:style-name="P10"><text:span text:style-name="T19"><text:tab/><text:tab/></text:span><text:span text:style-name="T78">– Razporejanje na katerikoli prost procesor</text:span></text:p>
      <text:p text:style-name="P10"><text:span text:style-name="T7"/></text:p>
      <text:p text:style-name="P23">3. Razlike med arhitekturo gospodar/suženj in arhitekturo enakovrednih procesorjev.</text:p>
      <text:p text:style-name="P54"><text:span text:style-name="T105">Arhitektura gospodar/suženj </text:span>- glavne funkcija jedra vedno na enem procesorju, gospodar je zadolžen za razporejanje, suženj pošlje zahtevo gospodarju. <text:span text:style-name="T71">Slabosti</text:span> (napaka v glavnem procesorju povzroči neodzivnost celotnega sistema, gospodar lahko postane ozko grlo sistema).</text:p>
      <text:p text:style-name="P49"><text:span text:style-name="T106">Arhitektura enakovrednih procesorjev</text:span><text:span text:style-name="T103"> - </text:span>OS se izvaja na kateremkoli procesorju, vsak skrbi za svoje razporejanje, zakomplicira OS.</text:p>
      <text:p text:style-name="P23"><text:span text:style-name="T29"/></text:p>
      <text:p text:style-name="P23">4. Opiši razporejanje procesov in razporejanje nitk.</text:p>
      <text:p text:style-name="P16"><text:span text:style-name="T104">Razporejanje procesov</text:span> - tipično ena čakalna vrsta za vse procesorje. Raziskave so pokazale, da je izbira algoritma manj pomembna v primerih, ko imamo opravka z več kot enim proc.</text:p>
      <text:p text:style-name="P40"><text:span text:style-name="T107">Razporejanje <text:s/>nitk </text:span>- nitke, ki se izvajajo na ločenih procesorjih dramatično izboljšajo učinkovitost. Glavni pristopi k razporejanju: <text:span text:style-name="T96">delitev bremena</text:span>(uporaba globalne vrste), <text:span text:style-name="T96">skupinsko razporejanje</text:span>, <text:span text:style-name="T96">enkratno razporejanje</text:span>, <text:span text:style-name="T96">dinamično razporejanje</text:span>, </text:p>
      <text:p text:style-name="P23"><text:span text:style-name="T29"/></text:p>
      <text:p text:style-name="P23">5. Opiši delitev bremena in njegove slabosti.</text:p>
      <text:p text:style-name="P54">Breme je <text:span text:style-name="T71">enakomerno porazdeljeno</text:span> med procesorje. Ni potrebe po centralnem razporejevalniku; ta se zažene na trenutno prostem procesorju. Uporabi se globalna vrsta, nad katero uporabljamo vse do sedaj omenjene algoritme razporejanja.</text:p>
      <text:p text:style-name="P52"><text:span text:style-name="T106">Slabosti:</text:span> dostop do globalne vrste v pomnilniku zahteva vzajemno izključevanje, preklopne nitke bodo malokdaj nadaljevale z izvajanjem na istem procesorju, če so vse niti postavljene v globalno vrsto, je </text:p>
      <text:p text:style-name="P52">velika verjetnost, da se vse niti nekega programa ne bodo izvajale istočasno.</text:p>
      <text:p text:style-name="P23"><text:span text:style-name="T29"/></text:p>
      <text:p text:style-name="P23">6. Opiši skupinsko in enkratno razporejanje.</text:p>
      <text:p text:style-name="P81"><text:span text:style-name="T53">Skupinsko</text:span> - simultano razporejanje nitk, ki tvorijo nek proces. Uporabno v aplikacijah, kjer se učinkovitost zelo zmanjša, če se katerikoli del aplikacije ne izvaja. Nitke se morajo pogosto sinhronizirati in če tečejo istočasno, minimiziramo zahteve po preklopu med procesi.</text:p>
      <text:p text:style-name="P40"><text:span text:style-name="T107">Enkratno</text:span><text:span text:style-name="T103"> - ekstremna oblika skupinskega razporejanja. Ko je aplikacija izbrana za izvajanje, se njene nitke razporedi</text:span>jo na procesorje in se tam izvajajo do zaključka aplikacije. Nekateri procesorji so lahko neizkoriščeni. Ni multiprogramiranja procesorjev.</text:p>
      <text:p text:style-name="P23"><text:span text:style-name="T29"/></text:p>
      <text:p text:style-name="P23">7. Opiši dinamično razporejanje.</text:p>
      <text:p text:style-name="P54">Število nitk procesa uravnava dinamično sama aplikacija. OS uravnava breme tako, da izboljša izkoristek.</text:p>
      <text:p text:style-name="P23"/>
      <text:p text:style-name="P23">8. Naštej posebnosti OS, ki tečejo v realnem času.</text:p>
      <text:p text:style-name="P1"><text:span text:style-name="T86">Determinističnost</text:span><text:span text:style-name="T45">(operacija se izvede ob vnaprej dolocenem casu, ali znotrtraj dol interbvala),</text:span> <text:span text:style-name="T54">odzivnost</text:span><text:span text:style-name="T59">(koliko casa po potrditvi rabi os da ustreze zahtevi),</text:span> <text:span text:style-name="T76">uporabnik nadzira ogromno lastnosti,</text:span> <text:span text:style-name="T73">zanesljivost</text:span><text:span text:style-name="T65">(odpoved enega procesorja, prednost bistvenim funkcijam).</text:span></text:p>
      <text:p text:style-name="P23"/>
      <text:p text:style-name="P23"/>
      <text:p text:style-name="P23"/>
      <text:p text:style-name="P23"><text:soft-page-break/>9. Naštej pristope k razporejanju v realnem času.</text:p>
      <text:p text:style-name="P1"><text:span text:style-name="T86">Statično tabelarno gnano</text:span><text:span text:style-name="T45">(rezultat analize je table, ki doloci zacetek izvajanja vsake zahteva, staticno da se pred zacetkom doloci razpored),</text:span> <text:span text:style-name="T54">statično prioritetno gnano preklopno</text:span><text:span text:style-name="T59">(rezultat analize je staticni pripis prioritete vsaki zahtevi na osnovi dolzine njene periode),</text:span> <text:span text:style-name="T97">dinamično plansko osnovano</text:span><text:span text:style-name="T76">(razpored med izvajanjem, sprejeta, ce ala pokaze da ji lahko ugodimo v zaht. roku ob upostevanju rokov ostalih izvajanih zahtev),</text:span> <text:span text:style-name="T73">dinamično celostno</text:span><text:span text:style-name="T65">-poskusa ugoditi vsem zahtevam, tiste ki so preko roka prekine.</text:span><text:bookmark text:name="h.vp9posjr46ja"/></text:p>
      <text:p text:style-name="P54">Trda naloga(mora), mehka naloga(zazeljeno da je opravljena do roka)</text:p>
      <text:p text:style-name="P52"><text:span text:style-name="T8">Periodicna zahteva: </text:span>enkrat na periodo ali enoto</text:p>
      <text:p text:style-name="P21"><text:span text:style-name="T10">A</text:span><text:span text:style-name="T8">mperiodica-casovna omejitev:</text:span> rok, zac, konc ali oboje</text:p>
      <text:p text:style-name="P71"/>
      <text:p text:style-name="P71"/>
      <text:p text:style-name="P61"><text:span text:style-name="T20">I</text:span><text:span text:style-name="T19">NVERZIJA PRIORITETE: Ta problem se lahko pojavi v vseh prioritetnih preklopnih razporejevalnikih</text:span></text:p>
      <text:p text:style-name="P10"><text:span text:style-name="T19"><text:tab/></text:span><text:span text:style-name="T78">• Okoliščine v sistemu lahko prisilijo procesz višjo prioriteto, da čaka na proces z nižjo</text:span><text:span text:style-name="T19"> <text:tab/></text:span><text:span text:style-name="T78">prioriteto</text:span></text:p>
      <text:p text:style-name="P10"><text:span text:style-name="T19"><text:tab/><text:tab/></text:span><text:span text:style-name="T98">– Proces z nižjo prioriteto zaklene vir (je na kritičnem področju), ki ga potrebuje</text:span><text:span text:style-name="T19"> <text:tab/><text:tab/><text:tab/></text:span><text:span text:style-name="T98">tudiproces z višjo prioriteto</text:span></text:p>
      <text:p text:style-name="P4"><text:span text:style-name="T19"><text:tab/></text:span><text:span text:style-name="T80">• </text:span><text:span text:style-name="T78">Rešitev: dedovanje prioritete – proces znižjo prioriteto podeduje višjo prioritetoprocesa, ki želi</text:span><text:span text:style-name="T19"> <text:tab/></text:span><text:span text:style-name="T78">isti vir</text:span></text:p>
      <text:p text:style-name="P27"/>
      <text:p text:style-name="P27">UPRAVLJANJE V/I IN DELJENJE DISKA</text:p>
      <text:p text:style-name="P23"/>
      <text:p text:style-name="P23">1. Naštej kategorije V/I naprav.</text:p>
      <text:p text:style-name="P54"><text:span text:style-name="T29">Uporabniško naravnane</text:span> (namenjene komunikaciji z uporabnikom - tiskalnik, zaslon, tipkovnica),</text:p>
      <text:p text:style-name="P1"><text:span text:style-name="T34">strojno naravnane</text:span><text:span text:style-name="T45"> (komunikacija z elektronsko opremo - disk, tračna enota, senzor, kontroler)</text:span>,</text:p>
      <text:p text:style-name="P16"><text:span text:style-name="T29">komunikacijske</text:span> (namenjene komunikaciji z oddaljenimi napravami - modem).</text:p>
      <text:p text:style-name="P23"><text:span text:style-name="T29"/></text:p>
      <text:p text:style-name="P23">2. Naštej razlike med V/I napravami.</text:p>
      <text:p text:style-name="P1"><text:span text:style-name="T76">Podatkovna prepustnost</text:span>, <text:span text:style-name="T73">namembnost</text:span><text:span text:style-name="T65"> (vpliv na programsko opremo)</text:span>, <text:span text:style-name="T45">kompleksnost nadzora</text:span>, <text:span text:style-name="T59">enota prenosa</text:span>, <text:span text:style-name="T76">predstavitev podatkov</text:span>, <text:span text:style-name="T65">narava napak</text:span>.</text:p>
      <text:p text:style-name="P23"/>
      <text:p text:style-name="P23">3. Naštej tehnike izvajanja V/I zahtev.</text:p>
      <text:p text:style-name="P49"><text:span text:style-name="T29">Programiran V/I </text:span>(procesor v imenu procesa izda V/I zahtevo, proces čaka prazno do zaključka),</text:p>
      <text:p text:style-name="P16"><text:span text:style-name="T29">prekinitveno gnan V/I </text:span>(procesor v imenu procesa izda V/I zahtevo, procesor nadaljuje z izvajanjem, V/I naprava pošlje prekinitev ko konča),</text:p>
      <text:p text:style-name="P40"><text:span text:style-name="T29">neposreden dostop do pomnilnika (DMA)</text:span> - procesor pošlje zahtevo DMA kontrolerju. Ta kontroler nadzira izmenjavo podatkov med glavnim pomn. in V/I napravo. Procesor je prekinjen le, ko je prenešen celoten blok podatkov.</text:p>
      <text:p text:style-name="P23"><text:span text:style-name="T29"/></text:p>
      <text:p text:style-name="P23">4. Opiši medpomnilnik V/I (buffering).</text:p>
      <text:p text:style-name="P54"><text:span text:style-name="T29">Razlogi za medpomnjenje:</text:span> procesi morajo počakati na zaključek V/I operacije preden lahko nadaljujejo, problem pri odstranjevanju - določene strani morajo ostati v glavnem pomnilniku.</text:p>
      <text:p text:style-name="P1"><text:span text:style-name="T73">Poznamo:</text:span> <text:span text:style-name="T34">blokovno naravnan</text:span><text:span text:style-name="T45"> (info so shranjene v blokih konstantne velikosti, prenaša se blok za blokom, uporabljajo ga pomožni pomnilniki)</text:span> in <text:span text:style-name="T35">tokovno naravnan</text:span><text:span text:style-name="T59"> (prenaša se tok znakov - bajtov, uporabljajo ga terminali, tiskalniki, komunikacijska vrata, miška).</text:span></text:p>
      <text:p text:style-name="P4"><text:span text:style-name="T73">Enojni, dvojni:</text:span> <text:span text:style-name="T78">Proces lahko prenaša podatke v ali iz enega medpomnilnika, medtem ko OS prazni ali polni drugega</text:span></text:p>
      <text:p text:style-name="P23"/>
      <text:p text:style-name="P23">5. Naštej parametre učinkovitosti diska.</text:p>
      <text:p text:style-name="P1"><text:span text:style-name="T65">Čas iskanja (5-10ms)</text:span>, <text:span text:style-name="T45">rotacijska zakasnitev (10.000rpm - 3ms)</text:span>, <text:span text:style-name="T59">dostopni čas</text:span>, <text:span text:style-name="T76">čas prenosa</text:span></text:p>
      <text:p text:style-name="P23"/>
      <text:p text:style-name="P23">6. Naštej načine razporejanja.</text:p>
      <text:p text:style-name="P54"><text:span text:style-name="T29">FIFO</text:span> (zahteve postreži zaporedno, pravično do vseh procesov, če je veliko procesov, se približa (ne)učinkovitosti naključnega razporejanja.),</text:p>
      <text:p text:style-name="P1"><text:span text:style-name="T34">Prioritetno</text:span><text:span text:style-name="T45"> (cilj ni optimizirati uporabo diska, pač pa zadostiti ostalim potrebam. Tako recimo interaktivnim zahtevam zagotavlja dober odzivni čas. Kratke zahteve imajo navadno večjo prioriteto)</text:span>,</text:p>
      <text:p text:style-name="P45"><text:span text:style-name="T29">LIFO</text:span> (v transakcijskih sistemih, kjer se navadno premikamo po zaporedni datoteki se predajanje naprave zadnji prispeli zahtev izkaže za učinkovito, obstaja možnost stradanja),</text:p>
      <text:p text:style-name="P16"><text:span text:style-name="T29">SSTF</text:span> (najprej tista z najkrajšim časom premika - izberi tisto zahtevo, ki potrebuje najmanjši premik roke diska iz trenutne lokacije, vedno izbere tako, da je čas iskanja minimalen),</text:p>
      <text:p text:style-name="P40"><text:span text:style-name="T29">skeniranje</text:span> (scan - roka se premika le v eni smeri, kar pomeni da ustreže vsem zahtevam. Ko pride do zadnje sledi se smer obrne),</text:p>
      <text:p text:style-name="P54"><text:soft-page-break/><text:span text:style-name="T29">krožno skeniranje</text:span> (c-scan - ko pride do zadnje sledi diska se roka vrne na prvo sled),</text:p>
      <text:p text:style-name="P49"><text:span text:style-name="T29">N-koračno skeniranje</text:span> (N-step-scan - razdeli zahteve v vrste dolžine N, procesiraj vrsto za vrsto z uporabo skeniranja, nove zahteve v eno drugo vrsto).</text:p>
      <text:p text:style-name="P23"><text:span text:style-name="T29"/></text:p>
      <text:p text:style-name="P23">7. Kaj je RAID?</text:p>
      <text:p text:style-name="P14"><text:span text:style-name="T93">Redundantna zbirka neodvisnih diskov. Hitrost procesorja in pomnilnika narašča 2x hitreje kot hitrosti diskov.</text:span> </text:p>
      <text:p text:style-name="P14"/>
      <text:p text:style-name="P22"><text:span text:style-name="T53">RAID</text:span> - 7 nehierarhičnih nivoje<text:span text:style-name="T43">v</text:span> z lastnostmi: množica fizičnih diskov, ki jih OS vidi kot en logičen disk, podatki so porazdeljeni med diski, redundanca omogoča ponovno obnovo v primeru okvare diska).</text:p>
      <text:p text:style-name="P14"><text:span text:style-name="T76">1 -zrcaljenje,</text:span> </text:p>
      <text:p text:style-name="P59">2 -hamingtonova kocna f0(b), </text:p>
      <text:p text:style-name="P53">3 –bitna pariteta p(b), </text:p>
      <text:p text:style-name="P47">4 -blocna pariteta, 0-3..</text:p>
      <text:p text:style-name="P22">5-blocna porazdeljena pariteta v vsakem bloku 0-3.., </text:p>
      <text:p text:style-name="P44">6-dva paritetna raucna, tudi ce 2 diska zatajita mozna obnova 2*0-3 </text:p>
      <text:p text:style-name="P23"/>
      <text:p text:style-name="P23">8. Opiši obe zamenjevalni tehniki.</text:p>
      <text:p text:style-name="P54"><text:span text:style-name="T29">LRU - najdlje neuporabljen</text:span> - blok, ki je v pomnilniku in najdlje ni bil uporabljen, se zamenja.</text:p>
      <text:p text:style-name="P49"><text:span text:style-name="T29">LFU - najmanjkrat uporabljen</text:span> - blok, ki je bil najmanjkrat naslovljen, se zamenja.<text:bookmark text:name="h.dkmhv5rqhyu1"/></text:p>
      <text:p text:style-name="P27"/>
      <text:p text:style-name="P27"/>
      <text:p text:style-name="P27">UPRAVLJANJE Z DATOTEKAMI</text:p>
      <text:p text:style-name="P23"/>
      <text:p text:style-name="P23">1. Kaj je sistem za upravljanje in njegovi cilji?</text:p>
      <text:p text:style-name="P45">To je način dostopa uporabnika oz. aplikacije do <text:span text:style-name="T89">datoteke</text:span>. Programerju tako ni potrebno razviti posebne programske opreme za upravljanje z datotekami. OS pa tako nadzoruje svoje najpomembnejše premoženje.</text:p>
      <text:p text:style-name="P1"><text:span text:style-name="T37">Cilji:</text:span> <text:span text:style-name="T59">zadovoljiti potrebam upravljalca podatkov in zahtevam uporabnika</text:span>, <text:span text:style-name="T76">zagotoviti veljavnost podatkov v datoteki</text:span>, <text:span text:style-name="T65">optimizacija učinkovitosti</text:span>, <text:span text:style-name="T45">priskrbeti V/I podporo za različne pomn. naprave</text:span>, <text:span text:style-name="T93">minimalizacija oz. popolna odstranitev nevarnosti izgube ali okvare podatkov</text:span>, <text:span text:style-name="T59">priskrbeti stand. množico rutin za V/I vmesnik,</text:span> <text:span text:style-name="T76">priskrbeti V/I podporo za več sočasnih uporabnikov</text:span>.</text:p>
      <text:p text:style-name="P59"><text:span text:style-name="T71">Polje</text:span>- osnovni podatkovni element, vsebuje le eno vrednost, </text:p>
      <text:p text:style-name="P53"><text:span text:style-name="T83">Zapis</text:span>- zbirka sorodnih polj, obravanavan kot enota, <text:span text:style-name="T43">n</text:span>pr. Zapis o zaposlenem, </text:p>
      <text:p text:style-name="P14"><text:span text:style-name="T90">D</text:span><text:span text:style-name="T91">atoteka</text:span><text:span text:style-name="T93">-zbirka podobnih zapisov, samostojna entiteta, edinstveno ime, omejuje dostop,</text:span> </text:p>
      <text:p text:style-name="P22"><text:span text:style-name="T57">P</text:span><text:span text:style-name="T53">odatkovna zbirka</text:span>-zbirka sorodnij podatkov, med elementi obstaja <text:s/>relacija</text:p>
      <text:p text:style-name="P23"><text:span text:style-name="T29"/></text:p>
      <text:p text:style-name="P23">2. Kakšne so minimalne zahteve?</text:p>
      <text:p text:style-name="P40">Vsak uporabnik lahko ustvari, briše, bere in spreminja datoteke.</text:p>
      <text:p text:style-name="P54">Vsak uporabnik lahko ima dostop do datotek drugih uporabnikov.</text:p>
      <text:p text:style-name="P49">Vsak uporabnik lahko nadzira dostop do svojih datotek.</text:p>
      <text:p text:style-name="P45">Vsak uporabnik lahko preuredi datoteke tako, kot to ustreza problemu.</text:p>
      <text:p text:style-name="P16">Vsak uporabnik lahko prestavlja podatke med datotekami.</text:p>
      <text:p text:style-name="P40">Vsak uporabnik lahko naredi varnostno kopijo datotek, lahko pa tudi vzpostavi staro stanje.</text:p>
      <text:p text:style-name="P54">Vsak uporabnik lahko dostopa do datotek na podlagi simboličnih imen.</text:p>
      <text:p text:style-name="P23"/>
      <text:p text:style-name="P23">3. Kaj so gonilniki?</text:p>
      <text:p text:style-name="P49"><text:span text:style-name="T83">Najnižji nivo programske arhitekture</text:span> datotečnega sistema, komuniciraj<text:span text:style-name="T108">o</text:span> neposredno z napravami, zadolženi za proženje začetka izvajanja V/I operacije na napravi in procesiranje zaključka V/I.</text:p>
      <text:p text:style-name="P23"/>
      <text:p text:style-name="P23">4. Kaj je osnovni datotečni sistem?</text:p>
      <text:p text:style-name="P45">Je <text:span text:style-name="T89">fizični V/I</text:span>. Skrbi za izmenjavo blokov podatkov (določitev lokacije bloka na pomož. pomn., skrbi za prenos blokov v glavni pomnilnik), vsebine podatkov oz. njihove strukture se ne razume.</text:p>
      <text:p text:style-name="P23"/>
      <text:p text:style-name="P23">5. Kaj je osnovni nadzornik V/I?</text:p>
      <text:p text:style-name="P16">Odgovoren za <text:span text:style-name="T53">začetek in zaključek V/I operacije nad datoteko</text:span>. Vzdržuje nadzorne strukture za razporejanje, status datoteke, V/I operacije, preko razporejanja dostopa do diska oz. traku optimizira učinkovitost.</text:p>
      <text:p text:style-name="P23"/>
      <text:p text:style-name="P23">6. Kaj je logični V/I?doig</text:p>
      <text:p text:style-name="P40">Omogoča uporabniku oz. aplikaciji dostop do zapisov, vzdržuje osnovne podatke o datoteki.</text:p>
      <text:p text:style-name="P23"><text:soft-page-break/>7. Kakšni so kriteriji organizacije datotek?</text:p>
      <text:p text:style-name="P1"><text:span text:style-name="T65">Hiter dostop</text:span>, <text:span text:style-name="T45">enostavnost posodabljanja</text:span>, <text:span text:style-name="T93">ekonomičnost hranjenja</text:span>, <text:span text:style-name="T59">enostavno vzdrževanje</text:span> in <text:span text:style-name="T76">zanesljivost</text:span>.</text:p>
      <text:p text:style-name="P23"/>
      <text:p text:style-name="P23">8. Kakšne organizacije datotek poznaš?</text:p>
      <text:p text:style-name="P54"><text:span text:style-name="T29">Logična organizacija</text:span> oziroma strukturiranje zapisov.posledica metode dostopa</text:p>
      <text:p text:style-name="P49"><text:span text:style-name="T29">Fizična organizacija</text:span> - posledica strategije delitve na bloke in zaseganja prostora za datoteke na pomožnem pomnilniku.</text:p>
      <text:p text:style-name="P45"><text:span text:style-name="T29">Nakopičena datoteka (pile)</text:span> - podatki se nabirajo v istem vrstnem redu kot prihajajo. Namen je le zbrati podatke in jih shraniti.</text:p>
      <text:p text:style-name="P16"><text:span text:style-name="T29">Zaporedna datoteka</text:span> - zapisi imajo vnaprej definirano obliko, vsi so enake dolžine.</text:p>
      <text:p text:style-name="P40"><text:span text:style-name="T29">Indeksirana zaporedna datoteka</text:span> - indeks zagotavlja možnost hitrega lociranja bližnje okolice željenega zapisa.</text:p>
      <text:p text:style-name="P54"><text:span text:style-name="T29">Neposredna datoteka</text:span> - neposreden dostop do bloka na znanem naslovu.</text:p>
      <text:p text:style-name="P73">Usmerjevalna datoteka(file directory)</text:p>
      <text:p text:style-name="P74"><text:tab/><text:span text:style-name="T45">• Imenik, direktorij, mapa – usmerjevalna datoteka je torej tudi sama datoteka, ki jedel OS</text:span></text:p>
      <text:p text:style-name="P74"><text:tab/><text:span text:style-name="T86">• Vsebuje informacije o datotekah</text:span></text:p>
      <text:p text:style-name="P74"><text:tab/><text:tab/><text:span text:style-name="T45">– Prilastki (ime, tip, organizacija, o uporabi)</text:span></text:p>
      <text:p text:style-name="P74"><text:tab/><text:tab/><text:span text:style-name="T45">– Lokacija (oznaka naprave, naslov, velikost)</text:span></text:p>
      <text:p text:style-name="P74"><text:tab/><text:tab/><text:span text:style-name="T45">– Lastništvo (lastnik, dostopnost, dovoljenja)</text:span></text:p>
      <text:p text:style-name="P74"><text:tab/><text:span text:style-name="T45">• Skrbi za preslikavo med imeni datotek in samimi datotekami</text:span></text:p>
      <text:p text:style-name="P76"><text:span text:style-name="T19"><text:tab/></text:span><text:span text:style-name="T85">• Enostavna struktura usmerjevalne datoteke</text:span></text:p>
      <text:p text:style-name="P76"><text:span text:style-name="T19"><text:tab/><text:tab/></text:span><text:span text:style-name="T47">• Seznam vnosov; en vnos za vsako datoteko</text:span></text:p>
      <text:p text:style-name="P76"><text:span text:style-name="T19"><text:tab/><text:tab/></text:span><text:span text:style-name="T47">• Zaporedna datoteka, kjer ime vsake datoteke predstavlja ključ</text:span></text:p>
      <text:p text:style-name="P76"><text:span text:style-name="T19"><text:tab/><text:tab/></text:span><text:span text:style-name="T47">• Datoteke so organizirane zgolj po imenu </text:span><text:span text:style-name="T49">(</text:span><text:span text:style-name="T47">po npr. tipu ali projektu ne moremo),torej <text:tab/></text:span><text:span text:style-name="T19"><text:tab/><text:tab/></text:span><text:span text:style-name="T47">moramo biti pazljivi pri poimenovanju</text:span></text:p>
      <text:p text:style-name="P76"><text:span text:style-name="T19"><text:tab/></text:span><text:span text:style-name="T85">• Dvonivojska shema usmerjevalne datoteke</text:span></text:p>
      <text:p text:style-name="P76"><text:span text:style-name="T19"><text:tab/><text:tab/></text:span><text:span text:style-name="T52">• </text:span><text:span text:style-name="T47">Ena usmerjevalna datoteka </text:span><text:span text:style-name="T14">za vsakegauporabnika </text:span><text:span text:style-name="T47">in ena glavna usmerjevalna</text:span><text:span text:style-name="T19"> <text:tab/><text:tab/><text:tab/></text:span><text:span text:style-name="T47">datoteka</text:span></text:p>
      <text:p text:style-name="P76"><text:span text:style-name="T19"><text:tab/><text:tab/></text:span><text:span text:style-name="T85">• Glavna usmerjevalna datoteka vsebuje vnos za vsakega uporabnika</text:span></text:p>
      <text:p text:style-name="P76"><text:span text:style-name="T19"><text:tab/><text:tab/><text:tab/></text:span><text:span text:style-name="T47">– Vnos vsebuje naslov in informacijo za nadzor dostopa</text:span></text:p>
      <text:p text:style-name="P76"><text:span text:style-name="T19"><text:tab/><text:tab/></text:span><text:span text:style-name="T47">• Usmerjevalna datoteka vsakega uporabnika je seznam datotek tega uporabnika</text:span></text:p>
      <text:p text:style-name="P76"><text:span text:style-name="T19"><text:tab/><text:tab/></text:span><text:span text:style-name="T47">• Shema še vedno ne nudi rešitve za strukturiranje zbirke datotek</text:span></text:p>
      <text:p text:style-name="P76"><text:span text:style-name="T19"><text:tab/></text:span><text:span text:style-name="T85">• Hierarhična ali drevesno strukturirana usmer. Dat.</text:span></text:p>
      <text:p text:style-name="P76"><text:span text:style-name="T19"><text:tab/><text:tab/></text:span><text:span text:style-name="T47">• Glavna usmerjevalna datoteka vsebuje uporabniške usmerjevalne datoteke</text:span></text:p>
      <text:p text:style-name="P76"><text:span text:style-name="T19"><text:tab/><text:tab/></text:span><text:span text:style-name="T47">• Vsaka uporabniška usmerjevalna datoteka </text:span><text:span text:style-name="T14">lahko vsebuje podusmerjevalne</text:span><text:span text:style-name="T11"> <text:tab/><text:tab/><text:tab/></text:span><text:span text:style-name="T14">datoteke(podimenik) in navadne datoteke</text:span></text:p>
      <text:p text:style-name="P76"><text:span text:style-name="T11"><text:tab/></text:span><text:span text:style-name="T18">• </text:span><text:span text:style-name="T85">Souporaba datotek</text:span></text:p>
      <text:p text:style-name="P76"><text:span text:style-name="T19"><text:tab/><text:tab/></text:span><text:span text:style-name="T47">• V večuporabniškem sistemu si lahko uporabniki med seboj delijo datoteke</text:span></text:p>
      <text:p text:style-name="P76"><text:span text:style-name="T19"><text:tab/><text:tab/></text:span><text:span text:style-name="T85">• Dva pogleda:</text:span></text:p>
      <text:p text:style-name="P76"><text:span text:style-name="T19"><text:tab/><text:tab/><text:tab/></text:span><text:span text:style-name="T47">- Dostopne pravice</text:span></text:p>
      <text:p text:style-name="P75"><text:span text:style-name="T23"><text:tab/><text:tab/><text:tab/><text:tab/></text:span><text:span text:style-name="T88">– </text:span><text:span text:style-name="T85">Upravljanje sočasnega dostopa</text:span></text:p>
      <text:p text:style-name="P77"><text:span text:style-name="T9"><text:tab/><text:tab/><text:tab/></text:span><text:span text:style-name="T16">- </text:span><text:span text:style-name="T45">Upravljanje pomožnegapomnilnika</text:span></text:p>
      <text:p text:style-name="P76"><text:span text:style-name="T19"><text:tab/><text:tab/></text:span><text:span text:style-name="T88">• </text:span><text:span text:style-name="T85">Dve upravljalski nalogi:</text:span></text:p>
      <text:p text:style-name="P76"><text:span text:style-name="T19"><text:tab/><text:tab/><text:tab/></text:span><text:span text:style-name="T47">– Zaseganje prostora za datoteke</text:span></text:p>
      <text:p text:style-name="P76"><text:span text:style-name="T19"><text:tab/><text:tab/><text:tab/></text:span><text:span text:style-name="T52">– </text:span><text:span text:style-name="T47">Vzdrževanje informacije o praznemprostoru</text:span></text:p>
      <text:p text:style-name="P76"><text:span text:style-name="T19"><text:tab/><text:tab/></text:span><text:span text:style-name="T85">• Kompromisi:</text:span></text:p>
      <text:p text:style-name="P76"><text:span text:style-name="T19"><text:tab/><text:tab/><text:tab/></text:span><text:span text:style-name="T52">– </text:span><text:span text:style-name="T47">Zaseganje vnaprej ali po potrebi</text:span></text:p>
      <text:p text:style-name="P76"><text:span text:style-name="T19"><text:tab/><text:tab/><text:tab/></text:span><text:span text:style-name="T47">– Velikost zaseženega dela</text:span></text:p>
      <text:p text:style-name="P75"><text:span text:style-name="T19"><text:tab/><text:tab/><text:tab/></text:span><text:span text:style-name="T52">– </text:span><text:span text:style-name="T47">Tabela, ki zasežene dele povezuje vdatoteko (</text:span><text:span text:style-name="T28">file allocation table</text:span><text:span text:style-name="T47">)</text:span></text:p>
      <text:p text:style-name="P75"><text:span text:style-name="T5"/></text:p>
      <text:p text:style-name="P25">9. Kakšne so metode zaseganja in opiši.</text:p>
      <text:p text:style-name="P45"><text:span text:style-name="T29">Zvezno zaseganje</text:span> - ob ustvarjanju se zaseže množica zveznih blokov - zaseganje vnaprej. Vsaka datoteka ima le en vnos v FAT, dobro za sekvenčne datoteke, pojavi se zunanja drobitev -&gt; zgoščevanje.</text:p>
      <text:p text:style-name="P16"><text:span text:style-name="T29">Verižno zaseganje</text:span> - zaseganje na osnovi posameznih blokov, vsak blok vsebuje kazalec na naslednji blok v verigi, vsaka datoteka ima le en vnos v FAT, ni zunanje drobitve, dobro za sekvenčne podatke.</text:p>
      <text:p text:style-name="P40"><text:span text:style-name="T29">Indeksirano zaseganje</text:span> - FAT vsebuje indekse za vsako datoteko, indeks predstavlja naslov bloka, ta blok hrani po en vnos za vsak del datotek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MT" svg:font-family="SymbolMT, 'MS Mincho'"/>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Nimbus Mono L" svg:font-family="'Nimbus Mono L'" style:font-family-generic="modern" style:font-pitch="fixed"/>
    <style:font-face style:name="Abyssinica SIL" svg:font-family="'Abyssinica SIL'" style:font-pitch="variable"/>
    <style:font-face style:name="Sawasdee" svg:font-family="Sawasdee" style:font-pitch="variable"/>
    <style:font-face style:name="Bitstream Charter" svg:font-family="'Bitstream Charter'" style:font-family-generic="roman" style:font-pitch="variable"/>
    <style:font-face style:name="Cambria Math" svg:font-family="'Cambria Math'"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style:writing-mode="lr-tb"/>
      <style:text-properties fo:color="#000000" style:font-name="Arial" fo:font-family="Arial" style:font-family-generic="swiss" style:font-pitch="variable" fo:font-size="11pt" fo:language="sl" fo:country="SI"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line-height="100%"/>
      <style:text-properties fo:font-size="14pt" fo:language="none" fo:country="none"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Besedilo_20_oblačka" style:display-name="Besedilo oblačka" style:family="paragraph" style:parent-style-name="Standard">
      <style:paragraph-properties fo:line-height="100%"/>
      <style:text-properties style:font-name="Tahoma" fo:font-family="Tahoma" style:font-family-generic="swiss" style:font-pitch="variable" fo:font-size="8pt" fo:language="none" fo:country="none" style:font-size-asian="8pt" style:font-name-complex="Times New Roman" style:font-family-complex="'Times New Roman'" style:font-family-generic-complex="roman" style:font-pitch-complex="variable" style:font-size-complex="8pt"/>
    </style:style>
    <style:style style:name="Privzeta_20_pisava_20_odstavka" style:display-name="Privzeta pisava odstavka" style:family="text"/>
    <style:style style:name="Naslov_20_3_20_Znak" style:display-name="Naslov 3 Znak" style:family="text">
      <style:text-properties fo:color="#0000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Besedilo_20_oblačka_20_Znak" style:display-name="Besedilo oblačka Znak" style:family="text">
      <style:text-properties fo:color="#000000" style:font-name="Tahoma" fo:font-family="Tahoma" style:font-family-generic="swiss" style:font-pitch="variable" fo:font-size="8pt" style:font-name-asian="Arial" style:font-family-asian="Arial" style:font-family-generic-asian="swiss"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957in" fo:margin-bottom="0.3937in" fo:margin-left="1in" fo:margin-right="1.0189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jaz</meta:initial-creator>
    <meta:creation-date>2015-06-20T19:03:00</meta:creation-date>
    <dc:date>2016-06-07T15:40:51.860150893</dc:date>
    <meta:print-date>2011-06-22T17:35:00</meta:print-date>
    <meta:editing-cycles>72</meta:editing-cycles>
    <meta:editing-duration>PT2H30M3S</meta:editing-duration>
    <meta:generator>LibreOffice/5.0.3.2$Linux_X86_64 LibreOffice_project/00m0$Build-2</meta:generator>
    <meta:document-statistic meta:table-count="0" meta:image-count="0" meta:object-count="0" meta:page-count="14" meta:paragraph-count="493" meta:word-count="5780" meta:character-count="41688" meta:non-whitespace-character-count="36067"/>
  </office:meta>
</office:document-meta>
</file>